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57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7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7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2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8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2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9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4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3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4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4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4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0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6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59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2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7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2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7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3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2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7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8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8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9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9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9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1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5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1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2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5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2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2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2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7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8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0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5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office:automatic-styles>
  <office:body>
    <office:presentation>
      <draw:page draw:name="Slide1" draw:style-name="a430" draw:master-page-name="Master1-Layout1-title-Title-Slide" presentation:presentation-page-layout-name="Master1-PPL1" draw:id="Slide-256">
        <draw:frame draw:id="id83" presentation:style-name="a434" draw:name="Title 1" svg:x="1.38in" svg:y="0.83in" svg:width="10.3in" svg:height="4.42in" presentation:class="title" presentation:placeholder="false">
          <draw:text-box>
            <text:p text:style-name="a433" text:class-names="" text:cond-style-name=""><text:span text:style-name="a431" text:class-names="">1 SAMUEL 18-19<text:s text:c="1"/></text:span><text:span text:style-name="a432" text:class-names=""/></text:p>
          </draw:text-box>
          <svg:title/>
          <svg:desc/>
        </draw:frame>
        <draw:frame draw:id="id84" presentation:style-name="a439" draw:name="Subtitle 2" svg:x="1.38in" svg:y="5.25in" svg:width="10.3in" svg:height="1.85in" presentation:class="subtitle" presentation:placeholder="false">
          <draw:text-box>
            <text:p text:style-name="a436" text:class-names="" text:cond-style-name=""><text:span text:style-name="a435" text:class-names="">THE FURY OF SAUL (18:1-19:17): Saul becomes jealous of David and tries to kill him.<text:s text:c="1"/></text:span></text:p>
            <text:p text:style-name="a438" text:class-names="" text:cond-style-name=""><text:span text:style-name="a437" text:class-names=""/></text:p>
          </draw:text-box>
          <svg:title/>
          <svg:desc/>
        </draw:frame>
      </draw:page>
      <draw:page draw:name="Slide2" draw:style-name="a440" draw:master-page-name="Master1-Layout1-title-Title-Slide" presentation:presentation-page-layout-name="Master1-PPL1" draw:id="Slide-257">
        <draw:frame draw:id="id85" presentation:style-name="a444" draw:name="Title 1" svg:x="1.38in" svg:y="0.83in" svg:width="10.3in" svg:height="4.42in" presentation:class="title" presentation:placeholder="false">
          <draw:text-box>
            <text:p text:style-name="a443" text:class-names="" text:cond-style-name=""><text:span text:style-name="a441" text:class-names="">THE FURY OF SAUL (18:1-19:17): Saul becomes jealous of David and tries to kill him.<text:s text:c="1"/></text:span><text:span text:style-name="a442" text:class-names=""/></text:p>
          </draw:text-box>
          <svg:title/>
          <svg:desc/>
        </draw:frame>
        <draw:frame draw:id="id86" presentation:style-name="a449" draw:name="Subtitle 2" svg:x="1.38in" svg:y="5.25in" svg:width="10.3in" svg:height="1.85in" presentation:class="subtitle" presentation:placeholder="false">
          <draw:text-box>
            <text:p text:style-name="a446" text:class-names="" text:cond-style-name=""><text:span text:style-name="a445" text:class-names=""><text:s text:c="1"/>David's rise (18:1-7): After David's victory over Goliath, David gains great favor in the eyes of others.<text:s text:c="1"/></text:span></text:p>
            <text:p text:style-name="a448" text:class-names="" text:cond-style-name=""><text:span text:style-name="a447" text:class-names=""/></text:p>
          </draw:text-box>
          <svg:title/>
          <svg:desc/>
        </draw:frame>
      </draw:page>
      <draw:page draw:name="Slide3" draw:style-name="a450" draw:master-page-name="Master1-Layout12-tx-Title-and-Text" presentation:presentation-page-layout-name="Master1-PPL12" draw:id="Slide-258">
        <draw:frame draw:id="id87" presentation:style-name="a454" draw:name="Title 1" svg:x="1.38in" svg:y="0.4in" svg:width="10.6in" svg:height="1.44965in" presentation:class="title" presentation:placeholder="false">
          <draw:text-box>
            <text:p text:style-name="a453" text:class-names="" text:cond-style-name=""><text:span text:style-name="a451" text:class-names=""><text:s text:c="1"/>David's rise (18:1-7): After David's victory over Goliath, David gains great favor in the eyes of others.<text:s text:c="1"/></text:span><text:span text:style-name="a452" text:class-names=""/></text:p>
          </draw:text-box>
          <svg:title/>
          <svg:desc/>
        </draw:frame>
        <draw:frame draw:id="id88" presentation:style-name="a464" draw:name="Text Placeholder 2" svg:x="1.38in" svg:y="2in" svg:width="9.4in" svg:height="4.75868in" presentation:class="outline" presentation:placeholder="false">
          <draw:text-box>
            <text:list text:style-name="a457">
              <text:list-item>
                <text:p text:style-name="a456" text:class-names="" text:cond-style-name=""><text:span text:style-name="a455" text:class-names=""><text:s text:c="1"/>With the prince (18:1-4): Jonathan, Saul's son, becomes David's closest and most beloved friend.<text:s text:c="1"/></text:span></text:p>
              </text:list-item>
            </text:list>
            <text:list text:style-name="a460">
              <text:list-item>
                <text:p text:style-name="a459" text:class-names="" text:cond-style-name=""><text:span text:style-name="a458" text:class-names=""><text:s text:c="1"/>With the people (18:5-7): After David's victory the people sing, "Saul has killed his thousands, and David his ten thousands!"<text:s text:c="1"/></text:span></text:p>
              </text:list-item>
            </text:list>
            <text:list text:style-name="a463">
              <text:list-item>
                <text:p text:style-name="a462" text:class-names="" text:cond-style-name=""><text:span text:style-name="a461" text:class-names=""/></text:p>
              </text:list-item>
            </text:list>
          </draw:text-box>
          <svg:title/>
          <svg:desc/>
        </draw:frame>
      </draw:page>
      <draw:page draw:name="Slide4" draw:style-name="a465" draw:master-page-name="Master1-Layout12-tx-Title-and-Text" presentation:presentation-page-layout-name="Master1-PPL12" draw:id="Slide-259">
        <draw:frame draw:id="id89" presentation:style-name="a469" draw:name="Title 1" svg:x="1.38in" svg:y="0.4in" svg:width="10.6in" svg:height="1.44965in" presentation:class="title" presentation:placeholder="false">
          <draw:text-box>
            <text:p text:style-name="a468" text:class-names="" text:cond-style-name=""><text:span text:style-name="a466" text:class-names="">THE FURY OF SAUL (18:1-19:17): Saul becomes jealous of David and tries to kill him.<text:s text:c="1"/></text:span><text:span text:style-name="a467" text:class-names=""/></text:p>
          </draw:text-box>
          <svg:title/>
          <svg:desc/>
        </draw:frame>
        <draw:frame draw:id="id90" presentation:style-name="a479" draw:name="Text Placeholder 2" svg:x="1.38in" svg:y="2in" svg:width="9.4in" svg:height="4.75868in" presentation:class="outline" presentation:placeholder="false">
          <draw:text-box>
            <text:list text:style-name="a472">
              <text:list-item>
                <text:p text:style-name="a471" text:class-names="" text:cond-style-name=""><text:span text:style-name="a470" text:class-names=""><text:s text:c="1"/>David's rise (18:1-7): After David's victory over Goliath, David gains great favor in the eyes of others.<text:s text:c="1"/></text:span></text:p>
              </text:list-item>
            </text:list>
            <text:list text:style-name="a475">
              <text:list-item>
                <text:p text:style-name="a474" text:class-names="" text:cond-style-name=""><text:span text:style-name="a473" text:class-names=""><text:s text:c="1"/>Saul's rage (18:8-19:17): David's popularity makes Saul angry and jealous. He attempts to kill David five times-all are unsuccessful.<text:s text:c="1"/></text:span></text:p>
              </text:list-item>
            </text:list>
            <text:list text:style-name="a478">
              <text:list-item>
                <text:p text:style-name="a477" text:class-names="" text:cond-style-name=""><text:span text:style-name="a476" text:class-names=""/></text:p>
              </text:list-item>
            </text:list>
          </draw:text-box>
          <svg:title/>
          <svg:desc/>
        </draw:frame>
      </draw:page>
      <draw:page draw:name="Slide5" draw:style-name="a480" draw:master-page-name="Master1-Layout12-tx-Title-and-Text" presentation:presentation-page-layout-name="Master1-PPL12" draw:id="Slide-260">
        <draw:frame draw:id="id91" presentation:style-name="a484" draw:name="Title 1" svg:x="1.38in" svg:y="0.4in" svg:width="10.6in" svg:height="1.44965in" presentation:class="title" presentation:placeholder="false">
          <draw:text-box>
            <text:p text:style-name="a483" text:class-names="" text:cond-style-name=""><text:span text:style-name="a481" text:class-names=""><text:s text:c="1"/>Saul's rage (18:8-19:17): David's popularity makes Saul angry and jealous. He attempts to kill David five times-all are unsuccessful.<text:s text:c="1"/></text:span><text:span text:style-name="a482" text:class-names=""/></text:p>
          </draw:text-box>
          <svg:title/>
          <svg:desc/>
        </draw:frame>
        <draw:frame draw:id="id92" presentation:style-name="a497" draw:name="Text Placeholder 2" svg:x="1.38in" svg:y="2in" svg:width="9.4in" svg:height="4.75868in" presentation:class="outline" presentation:placeholder="false">
          <draw:text-box>
            <text:list text:style-name="a487">
              <text:list-item>
                <text:p text:style-name="a486" text:class-names="" text:cond-style-name=""><text:span text:style-name="a485" text:class-names=""><text:s text:c="1"/>First and second attempts (18:10-16): Twice Saul hurls a spear at David as he plays his harp.<text:s text:c="1"/></text:span></text:p>
              </text:list-item>
            </text:list>
            <text:list text:style-name="a490">
              <text:list-item>
                <text:p text:style-name="a489" text:class-names="" text:cond-style-name=""><text:span text:style-name="a488" text:class-names=""><text:s text:c="1"/>Third attempt (18:17-30): Twice Saul offers one of his daughters in marriage to David if he proves himself by fighting the Philistines. Instead of being killed, David kills 200 Philistines and gains Michal as his bride.<text:s text:c="1"/></text:span></text:p>
              </text:list-item>
            </text:list>
            <text:list text:style-name="a493">
              <text:list-item>
                <text:p text:style-name="a492" text:class-names="" text:cond-style-name=""><text:span text:style-name="a491" text:class-names=""><text:s text:c="1"/>Fourth attempt (19:1-10)<text:s text:c="1"/></text:span></text:p>
              </text:list-item>
            </text:list>
            <text:list text:style-name="a496">
              <text:list-item>
                <text:p text:style-name="a495" text:class-names="" text:cond-style-name=""><text:span text:style-name="a494" text:class-names=""/></text:p>
              </text:list-item>
            </text:list>
          </draw:text-box>
          <svg:title/>
          <svg:desc/>
        </draw:frame>
      </draw:page>
      <draw:page draw:name="Slide6" draw:style-name="a498" draw:master-page-name="Master1-Layout12-tx-Title-and-Text" presentation:presentation-page-layout-name="Master1-PPL12" draw:id="Slide-261">
        <draw:frame draw:id="id93" presentation:style-name="a502" draw:name="Title 1" svg:x="1.38in" svg:y="0.4in" svg:width="10.6in" svg:height="1.44965in" presentation:class="title" presentation:placeholder="false">
          <draw:text-box>
            <text:p text:style-name="a501" text:class-names="" text:cond-style-name=""><text:span text:style-name="a499" text:class-names=""><text:s text:c="1"/>Fourth attempt (19:1-10)<text:s text:c="1"/></text:span><text:span text:style-name="a500" text:class-names=""/></text:p>
          </draw:text-box>
          <svg:title/>
          <svg:desc/>
        </draw:frame>
        <draw:frame draw:id="id94" presentation:style-name="a512" draw:name="Text Placeholder 2" svg:x="1.38in" svg:y="2in" svg:width="9.4in" svg:height="4.75868in" presentation:class="outline" presentation:placeholder="false">
          <draw:text-box>
            <text:list text:style-name="a505">
              <text:list-item>
                <text:p text:style-name="a504" text:class-names="" text:cond-style-name=""><text:span text:style-name="a503" text:class-names=""><text:s text:c="1"/>The truce (19:1-8): As a result of Jonathan's pleas, Saul promises to no longer seek David's death.<text:s text:c="1"/></text:span></text:p>
              </text:list-item>
            </text:list>
            <text:list text:style-name="a508">
              <text:list-item>
                <text:p text:style-name="a507" text:class-names="" text:cond-style-name=""><text:span text:style-name="a506" text:class-names=""><text:s text:c="1"/>The treachery (19:9-10): Soon a tormenting spirit comes upon Saul; he tries again to kill David with a spear!<text:s text:c="1"/></text:span></text:p>
              </text:list-item>
            </text:list>
            <text:list text:style-name="a511">
              <text:list-item>
                <text:p text:style-name="a510" text:class-names="" text:cond-style-name=""><text:span text:style-name="a509" text:class-names=""/></text:p>
              </text:list-item>
            </text:list>
          </draw:text-box>
          <svg:title/>
          <svg:desc/>
        </draw:frame>
      </draw:page>
      <draw:page draw:name="Slide7" draw:style-name="a513" draw:master-page-name="Master1-Layout12-tx-Title-and-Text" presentation:presentation-page-layout-name="Master1-PPL12" draw:id="Slide-262">
        <draw:frame draw:id="id95" presentation:style-name="a517" draw:name="Title 1" svg:x="1.38in" svg:y="0.4in" svg:width="10.6in" svg:height="1.44965in" presentation:class="title" presentation:placeholder="false">
          <draw:text-box>
            <text:p text:style-name="a516" text:class-names="" text:cond-style-name=""><text:span text:style-name="a514" text:class-names=""><text:s text:c="1"/>Saul's rage (18:8-19:17): David's popularity makes Saul angry and jealous. He attempts to kill David five times-all are unsuccessful.<text:s text:c="1"/></text:span><text:span text:style-name="a515" text:class-names=""/></text:p>
          </draw:text-box>
          <svg:title/>
          <svg:desc/>
        </draw:frame>
        <draw:frame draw:id="id96" presentation:style-name="a533" draw:name="Text Placeholder 2" svg:x="1.38in" svg:y="2in" svg:width="9.4in" svg:height="4.75868in" presentation:class="outline" presentation:placeholder="false">
          <draw:text-box>
            <text:list text:style-name="a520">
              <text:list-item>
                <text:p text:style-name="a519" text:class-names="" text:cond-style-name=""><text:span text:style-name="a518" text:class-names=""><text:s text:c="1"/>First and second attempts (18:10-16): Twice Saul hurls a spear at David as he plays his harp.<text:s text:c="1"/></text:span></text:p>
              </text:list-item>
            </text:list>
            <text:list text:style-name="a523">
              <text:list-item>
                <text:p text:style-name="a522" text:class-names="" text:cond-style-name=""><text:span text:style-name="a521" text:class-names=""><text:s text:c="1"/>Third attempt (18:17-30): Twice Saul offers one of his daughters in marriage to David if he proves himself by fighting the Philistines. Instead of being killed, David kills 200 Philistines and gains Michal as his bride.<text:s text:c="1"/></text:span></text:p>
              </text:list-item>
            </text:list>
            <text:list text:style-name="a526">
              <text:list-item>
                <text:p text:style-name="a525" text:class-names="" text:cond-style-name=""><text:span text:style-name="a524" text:class-names=""><text:s text:c="1"/>Fourth attempt (19:1-10)<text:s text:c="1"/></text:span></text:p>
              </text:list-item>
            </text:list>
            <text:list text:style-name="a529">
              <text:list-item>
                <text:p text:style-name="a528" text:class-names="" text:cond-style-name=""><text:span text:style-name="a527" text:class-names=""><text:s text:c="1"/>Fifth attempt (19:11-17)<text:s text:c="1"/></text:span></text:p>
              </text:list-item>
            </text:list>
            <text:list text:style-name="a532">
              <text:list-item>
                <text:p text:style-name="a531" text:class-names="" text:cond-style-name=""><text:span text:style-name="a530" text:class-names=""/></text:p>
              </text:list-item>
            </text:list>
          </draw:text-box>
          <svg:title/>
          <svg:desc/>
        </draw:frame>
      </draw:page>
      <draw:page draw:name="Slide8" draw:style-name="a534" draw:master-page-name="Master1-Layout12-tx-Title-and-Text" presentation:presentation-page-layout-name="Master1-PPL12" draw:id="Slide-263">
        <draw:frame draw:id="id97" presentation:style-name="a538" draw:name="Title 1" svg:x="1.38in" svg:y="0.4in" svg:width="10.6in" svg:height="1.44965in" presentation:class="title" presentation:placeholder="false">
          <draw:text-box>
            <text:p text:style-name="a537" text:class-names="" text:cond-style-name=""><text:span text:style-name="a535" text:class-names=""><text:s text:c="1"/>Fifth attempt (19:11-17)<text:s text:c="1"/></text:span><text:span text:style-name="a536" text:class-names=""/></text:p>
          </draw:text-box>
          <svg:title/>
          <svg:desc/>
        </draw:frame>
        <draw:frame draw:id="id98" presentation:style-name="a548" draw:name="Text Placeholder 2" svg:x="1.38in" svg:y="2in" svg:width="9.4in" svg:height="4.75868in" presentation:class="outline" presentation:placeholder="false">
          <draw:text-box>
            <text:list text:style-name="a541">
              <text:list-item>
                <text:p text:style-name="a540" text:class-names="" text:cond-style-name=""><text:span text:style-name="a539" text:class-names=""><text:s text:c="1"/>Saul's intention (19:11): Saul sends men to kill David when David leaves his house one morning.<text:s text:c="1"/></text:span></text:p>
              </text:list-item>
            </text:list>
            <text:list text:style-name="a544">
              <text:list-item>
                <text:p text:style-name="a543" text:class-names="" text:cond-style-name=""><text:span text:style-name="a542" text:class-names=""><text:s text:c="1"/>Michal's intervention (19:11-17): David's wife, Michal, tells David of the plot and helps him escape through a window. She places an idol in his bed to fool the men and gain more time for David to escape.<text:s text:c="1"/></text:span></text:p>
              </text:list-item>
            </text:list>
            <text:list text:style-name="a547">
              <text:list-item>
                <text:p text:style-name="a546" text:class-names="" text:cond-style-name=""><text:span text:style-name="a545" text:class-names=""/></text:p>
              </text:list-item>
            </text:list>
          </draw:text-box>
          <svg:title/>
          <svg:desc/>
        </draw:frame>
      </draw:page>
      <draw:page draw:name="Slide9" draw:style-name="a549" draw:master-page-name="Master1-Layout12-tx-Title-and-Text" presentation:presentation-page-layout-name="Master1-PPL12" draw:id="Slide-264">
        <draw:frame draw:id="id99" presentation:style-name="a553" draw:name="Title 1" svg:x="1.38in" svg:y="0.4in" svg:width="10.6in" svg:height="1.44965in" presentation:class="title" presentation:placeholder="false">
          <draw:text-box>
            <text:p text:style-name="a552" text:class-names="" text:cond-style-name=""><text:span text:style-name="a550" text:class-names=""><text:s text:c="1"/>Saul's rage (18:8-19:17): David's popularity makes Saul angry and jealous. He attempts to kill David five times-all are unsuccessful.<text:s text:c="1"/></text:span><text:span text:style-name="a551" text:class-names=""/></text:p>
          </draw:text-box>
          <svg:title/>
          <svg:desc/>
        </draw:frame>
        <draw:frame draw:id="id100" presentation:style-name="a569" draw:name="Text Placeholder 2" svg:x="1.38in" svg:y="2in" svg:width="9.4in" svg:height="4.75868in" presentation:class="outline" presentation:placeholder="false">
          <draw:text-box>
            <text:list text:style-name="a556">
              <text:list-item>
                <text:p text:style-name="a555" text:class-names="" text:cond-style-name=""><text:span text:style-name="a554" text:class-names=""><text:s text:c="1"/>First and second attempts (18:10-16): Twice Saul hurls a spear at David as he plays his harp.<text:s text:c="1"/></text:span></text:p>
              </text:list-item>
            </text:list>
            <text:list text:style-name="a559">
              <text:list-item>
                <text:p text:style-name="a558" text:class-names="" text:cond-style-name=""><text:span text:style-name="a557" text:class-names=""><text:s text:c="1"/>Third attempt (18:17-30): Twice Saul offers one of his daughters in marriage to David if he proves himself by fighting the Philistines. Instead of being killed, David kills 200 Philistines and gains Michal as his bride.<text:s text:c="1"/></text:span></text:p>
              </text:list-item>
            </text:list>
            <text:list text:style-name="a562">
              <text:list-item>
                <text:p text:style-name="a561" text:class-names="" text:cond-style-name=""><text:span text:style-name="a560" text:class-names=""><text:s text:c="1"/>Fourth attempt (19:1-10)<text:s text:c="1"/></text:span></text:p>
              </text:list-item>
            </text:list>
            <text:list text:style-name="a565">
              <text:list-item>
                <text:p text:style-name="a564" text:class-names="" text:cond-style-name=""><text:span text:style-name="a563" text:class-names=""><text:s text:c="1"/>Fifth attempt (19:11-17)<text:s text:c="1"/></text:span></text:p>
              </text:list-item>
            </text:list>
            <text:list text:style-name="a568">
              <text:list-item>
                <text:p text:style-name="a567" text:class-names="" text:cond-style-name=""><text:span text:style-name="a566" text:class-names=""/></text:p>
              </text:list-item>
            </text:list>
          </draw:text-box>
          <svg:title/>
          <svg:desc/>
        </draw:frame>
      </draw:page>
      <draw:page draw:name="Slide10" draw:style-name="a570" draw:master-page-name="Master1-Layout12-tx-Title-and-Text" presentation:presentation-page-layout-name="Master1-PPL12" draw:id="Slide-265">
        <draw:frame draw:id="id101" presentation:style-name="a574" draw:name="Title 1" svg:x="1.38in" svg:y="0.4in" svg:width="10.6in" svg:height="1.44965in" presentation:class="title" presentation:placeholder="false">
          <draw:text-box>
            <text:p text:style-name="a573" text:class-names="" text:cond-style-name=""><text:span text:style-name="a571" text:class-names="">THE FURY OF SAUL (18:1-19:17): Saul becomes jealous of David and tries to kill him.<text:s text:c="1"/></text:span><text:span text:style-name="a572" text:class-names=""/></text:p>
          </draw:text-box>
          <svg:title/>
          <svg:desc/>
        </draw:frame>
        <draw:frame draw:id="id102" presentation:style-name="a584" draw:name="Text Placeholder 2" svg:x="1.38in" svg:y="2in" svg:width="9.4in" svg:height="4.75868in" presentation:class="outline" presentation:placeholder="false">
          <draw:text-box>
            <text:list text:style-name="a577">
              <text:list-item>
                <text:p text:style-name="a576" text:class-names="" text:cond-style-name=""><text:span text:style-name="a575" text:class-names=""><text:s text:c="1"/>David's rise (18:1-7): After David's victory over Goliath, David gains great favor in the eyes of others.<text:s text:c="1"/></text:span></text:p>
              </text:list-item>
            </text:list>
            <text:list text:style-name="a580">
              <text:list-item>
                <text:p text:style-name="a579" text:class-names="" text:cond-style-name=""><text:span text:style-name="a578" text:class-names=""><text:s text:c="1"/>Saul's rage (18:8-19:17): David's popularity makes Saul angry and jealous. He attempts to kill David five times-all are unsuccessful.<text:s text:c="1"/></text:span></text:p>
              </text:list-item>
            </text:list>
            <text:list text:style-name="a583">
              <text:list-item>
                <text:p text:style-name="a582" text:class-names="" text:cond-style-name=""><text:span text:style-name="a581" text:class-names=""/></text:p>
              </text:list-item>
            </text:list>
          </draw:text-box>
          <svg:title/>
          <svg:desc/>
        </draw:frame>
      </draw:page>
      <draw:page draw:name="Slide11" draw:style-name="a585" draw:master-page-name="Master1-Layout12-tx-Title-and-Text" presentation:presentation-page-layout-name="Master1-PPL12" draw:id="Slide-266">
        <draw:frame draw:id="id103" presentation:style-name="a589" draw:name="Title 1" svg:x="1.38in" svg:y="0.4in" svg:width="10.6in" svg:height="1.44965in" presentation:class="title" presentation:placeholder="false">
          <draw:text-box>
            <text:p text:style-name="a588" text:class-names="" text:cond-style-name=""><text:span text:style-name="a586" text:class-names="">1 SAMUEL 18-19<text:s text:c="1"/></text:span><text:span text:style-name="a587" text:class-names=""/></text:p>
          </draw:text-box>
          <svg:title/>
          <svg:desc/>
        </draw:frame>
        <draw:frame draw:id="id104" presentation:style-name="a599" draw:name="Text Placeholder 2" svg:x="1.38in" svg:y="2in" svg:width="9.4in" svg:height="4.75868in" presentation:class="outline" presentation:placeholder="false">
          <draw:text-box>
            <text:list text:style-name="a592">
              <text:list-item>
                <text:p text:style-name="a591" text:class-names="" text:cond-style-name=""><text:span text:style-name="a590" text:class-names="">THE FURY OF SAUL (18:1-19:17): Saul becomes jealous of David and tries to kill him.<text:s text:c="1"/></text:span></text:p>
              </text:list-item>
            </text:list>
            <text:list text:style-name="a595">
              <text:list-item>
                <text:p text:style-name="a594" text:class-names="" text:cond-style-name=""><text:span text:style-name="a593" text:class-names="">THE FLIGHT FROM SAUL (19:18-24)<text:s text:c="1"/></text:span></text:p>
              </text:list-item>
            </text:list>
            <text:list text:style-name="a598">
              <text:list-item>
                <text:p text:style-name="a597" text:class-names="" text:cond-style-name=""><text:span text:style-name="a596" text:class-names=""/></text:p>
              </text:list-item>
            </text:list>
          </draw:text-box>
          <svg:title/>
          <svg:desc/>
        </draw:frame>
      </draw:page>
      <draw:page draw:name="Slide12" draw:style-name="a600" draw:master-page-name="Master1-Layout12-tx-Title-and-Text" presentation:presentation-page-layout-name="Master1-PPL12" draw:id="Slide-267">
        <draw:frame draw:id="id105" presentation:style-name="a604" draw:name="Title 1" svg:x="1.38in" svg:y="0.4in" svg:width="10.6in" svg:height="1.44965in" presentation:class="title" presentation:placeholder="false">
          <draw:text-box>
            <text:p text:style-name="a603" text:class-names="" text:cond-style-name=""><text:span text:style-name="a601" text:class-names="">THE FLIGHT FROM SAUL (19:18-24)<text:s text:c="1"/></text:span><text:span text:style-name="a602" text:class-names=""/></text:p>
          </draw:text-box>
          <svg:title/>
          <svg:desc/>
        </draw:frame>
        <draw:frame draw:id="id106" presentation:style-name="a614" draw:name="Text Placeholder 2" svg:x="1.38in" svg:y="2in" svg:width="9.4in" svg:height="4.75868in" presentation:class="outline" presentation:placeholder="false">
          <draw:text-box>
            <text:list text:style-name="a607">
              <text:list-item>
                <text:p text:style-name="a606" text:class-names="" text:cond-style-name=""><text:span text:style-name="a605" text:class-names=""><text:s text:c="1"/>David's message (19:18): David goes to Ramah and tells Samuel how Saul is trying to kill him.<text:s text:c="1"/></text:span></text:p>
              </text:list-item>
            </text:list>
            <text:list text:style-name="a610">
              <text:list-item>
                <text:p text:style-name="a609" text:class-names="" text:cond-style-name=""><text:span text:style-name="a608" text:class-names=""><text:s text:c="1"/>Saul's men (19:19-24): Three times Saul sends men to arrest David, but each time the men are overcome by the Spirit of God and begin to prophesy. Finally, Saul himself goes, and the same thing happens to him!<text:s text:c="1"/></text:span></text:p>
              </text:list-item>
            </text:list>
            <text:list text:style-name="a613">
              <text:list-item>
                <text:p text:style-name="a612" text:class-names="" text:cond-style-name=""><text:span text:style-name="a611" text:class-names=""/></text:p>
              </text:list-item>
            </text:list>
          </draw:text-box>
          <svg:title/>
          <svg:desc/>
        </draw:frame>
      </draw:page>
      <draw:page draw:name="Slide13" draw:style-name="a615" draw:master-page-name="Master1-Layout12-tx-Title-and-Text" presentation:presentation-page-layout-name="Master1-PPL12" draw:id="Slide-268">
        <draw:frame draw:id="id107" presentation:style-name="a619" draw:name="Title 1" svg:x="1.38in" svg:y="0.4in" svg:width="10.6in" svg:height="1.44965in" presentation:class="title" presentation:placeholder="false">
          <draw:text-box>
            <text:p text:style-name="a618" text:class-names="" text:cond-style-name=""><text:span text:style-name="a616" text:class-names="">1 SAMUEL 18-19<text:s text:c="1"/></text:span><text:span text:style-name="a617" text:class-names=""/></text:p>
          </draw:text-box>
          <svg:title/>
          <svg:desc/>
        </draw:frame>
        <draw:frame draw:id="id108" presentation:style-name="a629" draw:name="Text Placeholder 2" svg:x="1.38in" svg:y="2in" svg:width="9.4in" svg:height="4.75868in" presentation:class="outline" presentation:placeholder="false">
          <draw:text-box>
            <text:list text:style-name="a622">
              <text:list-item>
                <text:p text:style-name="a621" text:class-names="" text:cond-style-name=""><text:span text:style-name="a620" text:class-names="">THE FURY OF SAUL (18:1-19:17): Saul becomes jealous of David and tries to kill him.<text:s text:c="1"/></text:span></text:p>
              </text:list-item>
            </text:list>
            <text:list text:style-name="a625">
              <text:list-item>
                <text:p text:style-name="a624" text:class-names="" text:cond-style-name=""><text:span text:style-name="a623" text:class-names="">THE FLIGHT FROM SAUL (19:18-24)<text:s text:c="1"/></text:span></text:p>
              </text:list-item>
            </text:list>
            <text:list text:style-name="a628">
              <text:list-item>
                <text:p text:style-name="a627" text:class-names="" text:cond-style-name=""><text:span text:style-name="a626"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8in" svg:y="0.83in" svg:width="10.3in" svg:height="4.42in"/>
      <presentation:placeholder presentation:object="subtitl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2" style:display-name="Title and Content">
      <presentation:placeholder presentation:object="title" svg:x="1.38in" svg:y="0.4in" svg:width="10.6in" svg:height="1.44965in"/>
      <presentation:placeholder presentation:object="object"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3" style:display-name="Section Header">
      <presentation:placeholder presentation:object="title" svg:x="1.38in" svg:y="0.83in" svg:width="10.3in" svg:height="4.42in"/>
      <presentation:placeholder presentation:object="outlin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4" style:display-name="Two Content">
      <presentation:placeholder presentation:object="title" svg:x="1.38in" svg:y="0.4in" svg:width="10.6in" svg:height="1.44965in"/>
      <presentation:placeholder presentation:object="object" svg:x="1.38in" svg:y="2in" svg:width="4.9in" svg:height="4.75868in"/>
      <presentation:placeholder presentation:object="object" svg:x="6.7in" svg:y="2in" svg:width="4.9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5" style:display-name="Comparison">
      <presentation:placeholder presentation:object="title" svg:x="1.38in" svg:y="0.4in" svg:width="10.6in" svg:height="1.44965in"/>
      <presentation:placeholder presentation:object="outline" svg:x="1.38in" svg:y="1.87408in" svg:width="4.9in" svg:height="0.8in"/>
      <presentation:placeholder presentation:object="object" svg:x="1.38in" svg:y="2.74229in" svg:width="4.9in" svg:height="4.00771in"/>
      <presentation:placeholder presentation:object="outline" svg:x="6.7in" svg:y="1.87408in" svg:width="4.9in" svg:height="0.8in"/>
      <presentation:placeholder presentation:object="object" svg:x="6.7in" svg:y="2.74229in" svg:width="4.9in" svg:height="4.00771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6" style:display-name="Title Only">
      <presentation:placeholder presentation:object="title" svg:x="1.38in" svg:y="0.4in" svg:width="10.6in" svg:height="1.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7" style:display-name="Blank">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8" style:display-name="Content with Caption">
      <presentation:placeholder presentation:object="title" svg:x="0.92in" svg:y="0.5in" svg:width="3.5in" svg:height="1.75in"/>
      <presentation:placeholder presentation:object="object" svg:x="4.92593in" svg:y="0.75in" svg:width="6.64815in" svg:height="6in"/>
      <presentation:placeholder presentation:object="outline" svg:x="0.92in" svg:y="2.2963in" svg:width="3.5in" svg:height="4.16667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9" style:display-name="Picture with Caption">
      <presentation:placeholder presentation:object="title" svg:x="1in" svg:y="5.75in" svg:width="10.91667in" svg:height="1in"/>
      <presentation:placeholder presentation:object="graphic" svg:x="0in" svg:y="0in" svg:width="12.35in" svg:height="5.60906in"/>
      <presentation:placeholder presentation:object="outline" svg:x="1in" svg:y="6.68043in" svg:width="10.91667in" svg:height="0.6529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0" style:display-name="Title and Vertical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1" style:display-name="Vertical Title and Text">
      <presentation:placeholder presentation:object="title" svg:x="9.45833in" svg:y="0.41667in" svg:width="2.70833in" svg:height="6.44965in"/>
      <presentation:placeholder presentation:object="outline" svg:x="0.83333in" svg:y="0.41667in" svg:width="8.45833in" svg:height="6.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2" style:display-name="Title and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default-style style:family="graphic">
      <style:graphic-properties draw:fill="solid" draw:fill-color="#6f6f74" draw:opacity="100%" draw:stroke="solid" svg:stroke-width="0.01528in" svg:stroke-color="#505053" svg:stroke-opacity="100%"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26">
      <style:graphic-properties draw:fill="solid" draw:fill-color="#353537" draw:opacity="100%" draw:stroke="non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3">
      <style:graphic-properties draw:fill="solid" draw:fill-color="#353537" draw:opacity="100%" draw:stroke="non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595959"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9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
      <style:graphic-properties draw:fill="solid" draw:fill-color="#6f6f74" draw:opacity="100%" draw:stroke="none"/>
    </style:style>
    <style:style style:family="drawing-page" style:name="a1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6">
      <style:graphic-properties draw:fill="solid" draw:fill-color="#353537" draw:opacity="100%" draw:stroke="non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28">
      <style:graphic-properties draw:fill="solid" draw:fill-color="#353537" draw:opacity="100%" draw:stroke="none"/>
    </style:style>
    <style:style style:family="presentation" style:name="a3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4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46">
      <style:graphic-properties draw:fill="solid" draw:fill-color="#353537" draw:opacity="100%" draw:stroke="none"/>
    </style:style>
    <style:style style:family="text" style:name="a24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4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58">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361">
      <style:graphic-properties draw:fill="solid" draw:fill-color="#353537" draw:opacity="100%" draw:stroke="none"/>
    </style:style>
    <style:style style:family="drawing-page" style:name="a2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0">
      <style:graphic-properties draw:fill="solid" draw:fill-color="#353537" draw:opacity="100%" draw:stroke="none"/>
    </style:style>
    <style:style style:family="paragraph" style:name="a1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8">
      <style:graphic-properties draw:fill="solid" draw:fill-color="#353537" draw:opacity="100%" draw:stroke="none"/>
    </style:style>
    <style:style style:family="text" style:name="a27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8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3">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14%"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6">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96">
      <style:graphic-properties draw:fill="solid" draw:fill-color="#353537" draw:opacity="100%" draw:stroke="non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9">
      <style:graphic-properties draw:fill="solid" draw:fill-color="#353537" draw:opacity="100%" draw:stroke="none"/>
    </style:style>
    <style:style style:family="text" style:name="a19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4">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in" fo:margin-right="0in" fo:text-indent="0in" fo:margin-top="0.27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5">
      <style:drawing-page-properties draw:fill="solid" draw:fill-color="#353537"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a6a6a6"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
      <style:graphic-properties draw:fill="solid" draw:fill-color="#353537" draw:opacity="100%" draw:stroke="non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56">
      <style:graphic-properties draw:fill="solid" draw:fill-color="#6f6f74" draw:opacity="100%" draw:stroke="none"/>
    </style:style>
    <style:style style:family="drawing-page" style:name="a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8">
      <style:graphic-properties draw:fill="solid" draw:fill-color="#353537" draw:opacity="100%" draw:stroke="non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0">
      <style:graphic-properties draw:fill="solid" draw:fill-color="#000000" draw:opacity="100%" draw:stroke="none"/>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left" draw:fill="solid" draw:fill-color="#6f6f74" draw:opacity="100%" draw:stroke="none" draw:auto-grow-width="false" draw:auto-grow-height="false" style:shrink-to-fit="true"/>
      <style:paragraph-properties style:font-independent-line-spacing="true" style:writing-mode="lr-tb"/>
    </style:style>
    <style:style style:family="paragraph" style:name="a41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d9d9d9"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3">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3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6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7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5">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1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2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0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8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9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6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8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number:date-style xmlns:number="urn:oasis:names:tc:opendocument:xmlns:datastyle:1.0" style:name="a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BibleStudy" style:page-layout-name="pageLayout1" draw:style-name="a0">
      <draw:custom-shape svg:x="12.35in" svg:y="0in" svg:width="1in" svg:height="7.5in" draw:id="id0" draw:style-name="a1" draw:name="Rectangle 6">
        <svg:title/>
        <svg:desc/>
        <draw:enhanced-geometry xmlns:dr3d="urn:oasis:names:tc:opendocument:xmlns:dr3d:1.0" draw:type="non-primitive" svg:viewBox="0 0 21600 21600" draw:enhanced-path="M 0 0 L 21600 0 21600 21600 0 21600 Z N"/>
      </draw:custom-shape>
      <draw:frame draw:id="id1" presentation:style-name="a5" draw:name="Title Placeholder 1" svg:x="1.38in" svg:y="0.4in" svg:width="10.6in" svg:height="1.44965in" presentation:class="title" presentation:placeholder="false">
        <draw:text-box>
          <text:p text:style-name="a4" text:class-names="" text:cond-style-name=""><text:span text:style-name="a2" text:class-names="">Click to edit Master title style</text:span><text:span text:style-name="a3" text:class-names=""/></text:p>
        </draw:text-box>
        <svg:title/>
        <svg:desc/>
      </draw:frame>
      <draw:frame draw:id="id2" presentation:style-name="a22" draw:name="Text Placeholder 2" svg:x="1.38in" svg:y="2in" svg:width="9.4in" svg:height="4.75868in" presentation:class="outline" presentation:placeholder="false">
        <draw:text-box>
          <text:list text:style-name="a8">
            <text:list-item>
              <text:p text:style-name="a7" text:class-names="" text:cond-style-name=""><text:span text:style-name="a6" text:class-names="">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Fifth level</text:span><text:span text:style-name="a19" text:class-names=""/></text:p>
                            </text:list-item>
                          </text:list>
                        </text:list-item>
                      </text:list>
                    </text:list-item>
                  </text:list>
                </text:list-item>
              </text:list>
            </text:list-item>
          </text:list>
        </draw:text-box>
        <svg:title/>
        <svg:desc/>
      </draw:frame>
      <draw:frame draw:id="id3" presentation:style-name="a27" draw:transform="translate(-1.04167in -0.19965in) rotate(-4.71239) translate(12.85in 1.29167in)" draw:name="Date Placeholder 3" svg:width="2.08333in" svg:height="0.39931in" presentation:class="date-time" presentation:placeholder="false">
        <draw:text-box>
          <text:p text:style-name="a26" text:class-names="" text:cond-style-name=""><text:span text:style-name="a23" text:class-names=""><text:date text:fixed="false" style:data-style-name="a24"/></text:span><text:span text:style-name="a25" text:class-names=""/></text:p>
        </draw:text-box>
        <svg:title/>
        <svg:desc/>
      </draw:frame>
      <draw:frame draw:id="id4" presentation:style-name="a30" draw:transform="translate(-1.95833in -0.19965in) rotate(-4.71239) translate(12.85in 4.625in)" draw:name="Footer Placeholder 4" svg:width="3.91667in" svg:height="0.39931in" presentation:class="footer" presentation:placeholder="false">
        <draw:text-box>
          <text:p text:style-name="a29" text:class-names="" text:cond-style-name=""><text:span text:style-name="a28" text:class-names=""/></text:p>
        </draw:text-box>
        <svg:title/>
        <svg:desc/>
      </draw:frame>
      <draw:frame draw:id="id5" presentation:style-name="a34" draw:name="Slide Number Placeholder 5" svg:x="12.35in" svg:y="6.75in" svg:width="1in" svg:height="0.64931in" presentation:class="page-number" presentation:placeholder="false">
        <draw:text-box>
          <text:p text:style-name="a33" text:class-names="" text:cond-style-name=""><text:span text:style-name="a31" text:class-names=""><text:page-number style:num-format="1" text:fixed="false"/></text:span><text:span text:style-name="a32" text:class-names=""/></text:p>
        </draw:text-box>
        <svg:title/>
        <svg:desc/>
      </draw:frame>
    </style:master-page>
    <style:master-page style:name="Master1-Layout1-title-Title-Slide" style:page-layout-name="pageLayout1" draw:style-name="a35">
      <draw:frame draw:id="id6" presentation:style-name="a39" draw:name="Title 1" svg:x="1.38in" svg:y="0.83in" svg:width="10.3in" svg:height="4.42in" presentation:class="title" presentation:placeholder="false">
        <draw:text-box>
          <text:p text:style-name="a38" text:class-names="" text:cond-style-name=""><text:span text:style-name="a36" text:class-names="">Click to edit Master title style</text:span><text:span text:style-name="a37" text:class-names=""/></text:p>
        </draw:text-box>
        <svg:title/>
        <svg:desc/>
      </draw:frame>
      <draw:frame draw:id="id7" presentation:style-name="a43" draw:name="Subtitle 2" svg:x="1.38in" svg:y="5.25in" svg:width="10.3in" svg:height="1.85in" presentation:class="subtitle" presentation:placeholder="false">
        <draw:text-box>
          <text:p text:style-name="a42" text:class-names="" text:cond-style-name=""><text:span text:style-name="a40" text:class-names="">Click to edit Master subtitle style</text:span><text:span text:style-name="a41" text:class-names=""/></text:p>
        </draw:text-box>
        <svg:title/>
        <svg:desc/>
      </draw:frame>
      <draw:frame draw:id="id8" presentation:style-name="a48" draw:transform="translate(-1.04167in -0.19965in) rotate(-4.71239) translate(12.85in 1.29167in)" draw:name="Date Placeholder 3" svg:width="2.08333in" svg:height="0.39931in" presentation:class="date-time" presentation:placeholder="false">
        <draw:text-box>
          <text:p text:style-name="a47" text:class-names="" text:cond-style-name=""><text:span text:style-name="a44" text:class-names=""><text:date text:fixed="false" style:data-style-name="a45"/></text:span><text:span text:style-name="a46" text:class-names=""/></text:p>
        </draw:text-box>
        <svg:title/>
        <svg:desc/>
      </draw:frame>
      <draw:frame draw:id="id9" presentation:style-name="a51" draw:transform="translate(-1.95833in -0.19965in) rotate(-4.71239) translate(12.85in 4.625in)" draw:name="Footer Placeholder 4" svg:width="3.91667in" svg:height="0.39931in" presentation:class="footer" presentation:placeholder="false">
        <draw:text-box>
          <text:p text:style-name="a50" text:class-names="" text:cond-style-name=""><text:span text:style-name="a49" text:class-names=""/></text:p>
        </draw:text-box>
        <svg:title/>
        <svg:desc/>
      </draw:frame>
      <draw:frame draw:id="id10" presentation:style-name="a55" draw:name="Slide Number Placeholder 5" svg:x="12.35in" svg:y="6.75in" svg:width="1in" svg:height="0.64931in" presentation:class="page-number" presentation:placeholder="false">
        <draw:text-box>
          <text:p text:style-name="a54" text:class-names="" text:cond-style-name=""><text:span text:style-name="a52" text:class-names=""><text:page-number style:num-format="1" text:fixed="false"/></text:span><text:span text:style-name="a53" text:class-names=""/></text:p>
        </draw:text-box>
        <svg:title/>
        <svg:desc/>
      </draw:frame>
      <draw:custom-shape svg:x="0in" svg:y="0in" svg:width="0.5in" svg:height="7.5in" draw:id="id11" draw:style-name="a56"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2-obj-Title-and-Content" style:page-layout-name="pageLayout1" draw:style-name="a57">
      <draw:custom-shape svg:x="12.35in" svg:y="0in" svg:width="1in" svg:height="7.5in" draw:id="id12" draw:layer="Master1-bg" draw:style-name="a58" draw:name="Rectangle 6">
        <svg:title/>
        <svg:desc/>
        <draw:enhanced-geometry xmlns:dr3d="urn:oasis:names:tc:opendocument:xmlns:dr3d:1.0" draw:type="non-primitive" svg:viewBox="0 0 21600 21600" draw:enhanced-path="M 0 0 L 21600 0 21600 21600 0 21600 Z N"/>
      </draw:custom-shape>
      <draw:frame draw:id="id13" presentation:style-name="a62" draw:name="Title 1" svg:x="1.38in" svg:y="0.4in" svg:width="10.6in" svg:height="1.44965in" presentation:class="title" presentation:placeholder="false">
        <draw:text-box>
          <text:p text:style-name="a61" text:class-names="" text:cond-style-name=""><text:span text:style-name="a59" text:class-names="">Click to edit Master title style</text:span><text:span text:style-name="a60" text:class-names=""/></text:p>
        </draw:text-box>
        <svg:title/>
        <svg:desc/>
      </draw:frame>
      <draw:frame draw:id="id14" presentation:style-name="a79" draw:name="Content Placeholder 2" svg:x="1.38in" svg:y="2in" svg:width="9.4in" svg:height="4.75868in" presentation:class="object" presentation:placeholder="false">
        <draw:text-box>
          <text:list text:style-name="a65">
            <text:list-item>
              <text:p text:style-name="a64" text:class-names="" text:cond-style-name=""><text:span text:style-name="a63" text:class-names="">Edit Master text styles</text:span></text:p>
            </text:list-item>
          </text:list>
          <text:list text:style-name="a68">
            <text:list-item>
              <text:list text:style-name="a68">
                <text:list-item>
                  <text:p text:style-name="a67" text:class-names="" text:cond-style-name=""><text:span text:style-name="a66" text:class-names="">Second level</text:span></text:p>
                </text:list-item>
              </text:list>
            </text:list-item>
          </text:list>
          <text:list text:style-name="a71">
            <text:list-item>
              <text:list text:style-name="a71">
                <text:list-item>
                  <text:list text:style-name="a71">
                    <text:list-item>
                      <text:p text:style-name="a70" text:class-names="" text:cond-style-name=""><text:span text:style-name="a69" text:class-names="">Third level</text:span></text:p>
                    </text:list-item>
                  </text:list>
                </text:list-item>
              </text:list>
            </text:list-item>
          </text:list>
          <text:list text:style-name="a74">
            <text:list-item>
              <text:list text:style-name="a74">
                <text:list-item>
                  <text:list text:style-name="a74">
                    <text:list-item>
                      <text:list text:style-name="a74">
                        <text:list-item>
                          <text:p text:style-name="a73" text:class-names="" text:cond-style-name=""><text:span text:style-name="a72" text:class-names="">Fourth level</text:span></text:p>
                        </text:list-item>
                      </text:list>
                    </text:list-item>
                  </text:list>
                </text:list-item>
              </text:list>
            </text:list-item>
          </text:list>
          <text:list text:style-name="a78">
            <text:list-item>
              <text:list text:style-name="a78">
                <text:list-item>
                  <text:list text:style-name="a78">
                    <text:list-item>
                      <text:list text:style-name="a78">
                        <text:list-item>
                          <text:list text:style-name="a78">
                            <text:list-item>
                              <text:p text:style-name="a77" text:class-names="" text:cond-style-name=""><text:span text:style-name="a75" text:class-names="">Fifth level</text:span><text:span text:style-name="a76" text:class-names=""/></text:p>
                            </text:list-item>
                          </text:list>
                        </text:list-item>
                      </text:list>
                    </text:list-item>
                  </text:list>
                </text:list-item>
              </text:list>
            </text:list-item>
          </text:list>
        </draw:text-box>
        <svg:title/>
        <svg:desc/>
      </draw:frame>
      <draw:frame draw:id="id15" presentation:style-name="a84" draw:transform="translate(-1.04167in -0.19965in) rotate(-4.71239) translate(12.85in 1.29167in)" draw:name="Date Placeholder 3" svg:width="2.08333in" svg:height="0.39931in" presentation:class="date-time" presentation:placeholder="false">
        <draw:text-box>
          <text:p text:style-name="a83" text:class-names="" text:cond-style-name=""><text:span text:style-name="a80" text:class-names=""><text:date text:fixed="false" style:data-style-name="a81"/></text:span><text:span text:style-name="a82" text:class-names=""/></text:p>
        </draw:text-box>
        <svg:title/>
        <svg:desc/>
      </draw:frame>
      <draw:frame draw:id="id16" presentation:style-name="a87" draw:transform="translate(-1.95833in -0.19965in) rotate(-4.71239) translate(12.85in 4.625in)" draw:name="Footer Placeholder 4" svg:width="3.91667in" svg:height="0.39931in" presentation:class="footer" presentation:placeholder="false">
        <draw:text-box>
          <text:p text:style-name="a86" text:class-names="" text:cond-style-name=""><text:span text:style-name="a85" text:class-names=""/></text:p>
        </draw:text-box>
        <svg:title/>
        <svg:desc/>
      </draw:frame>
      <draw:frame draw:id="id17" presentation:style-name="a91" draw:name="Slide Number Placeholder 5" svg:x="12.35in" svg:y="6.75in" svg:width="1in" svg:height="0.64931in" presentation:class="page-number" presentation:placeholder="false">
        <draw:text-box>
          <text:p text:style-name="a90" text:class-names="" text:cond-style-name=""><text:span text:style-name="a88" text:class-names=""><text:page-number style:num-format="1" text:fixed="false"/></text:span><text:span text:style-name="a89" text:class-names=""/></text:p>
        </draw:text-box>
        <svg:title/>
        <svg:desc/>
      </draw:frame>
    </style:master-page>
    <style:master-page style:name="Master1-Layout3-secHead-Section-Header" style:page-layout-name="pageLayout1" draw:style-name="a92">
      <draw:custom-shape svg:x="12.35in" svg:y="0in" svg:width="1in" svg:height="7.5in" draw:id="id18" draw:layer="Master1-bg" draw:style-name="a93" draw:name="Rectangle 7">
        <svg:title/>
        <svg:desc/>
        <draw:enhanced-geometry xmlns:dr3d="urn:oasis:names:tc:opendocument:xmlns:dr3d:1.0" draw:type="non-primitive" svg:viewBox="0 0 21600 21600" draw:enhanced-path="M 0 0 L 21600 0 21600 21600 0 21600 Z N"/>
      </draw:custom-shape>
      <draw:frame draw:id="id19" presentation:style-name="a97" draw:name="Title 1" svg:x="1.38in" svg:y="0.83in" svg:width="10.3in" svg:height="4.42in" presentation:class="title" presentation:placeholder="false">
        <draw:text-box>
          <text:p text:style-name="a96" text:class-names="" text:cond-style-name=""><text:span text:style-name="a94" text:class-names="">Click to edit Master title style</text:span><text:span text:style-name="a95" text:class-names=""/></text:p>
        </draw:text-box>
        <svg:title/>
        <svg:desc/>
      </draw:frame>
      <draw:frame draw:id="id20" presentation:style-name="a101" draw:name="Text Placeholder 2" svg:x="1.38in" svg:y="5.25in" svg:width="10.3in" svg:height="1.85in" presentation:class="outline" presentation:placeholder="false">
        <draw:text-box>
          <text:list text:style-name="a100">
            <text:list-item>
              <text:p text:style-name="a99" text:class-names="" text:cond-style-name=""><text:span text:style-name="a98" text:class-names="">Edit Master text styles</text:span></text:p>
            </text:list-item>
          </text:list>
        </draw:text-box>
        <svg:title/>
        <svg:desc/>
      </draw:frame>
      <draw:frame draw:id="id21" presentation:style-name="a106" draw:transform="translate(-1.04167in -0.19965in) rotate(-4.71239) translate(12.85in 1.29167in)" draw:name="Date Placeholder 3" svg:width="2.08333in" svg:height="0.39931in" presentation:class="date-time" presentation:placeholder="false">
        <draw:text-box>
          <text:p text:style-name="a105" text:class-names="" text:cond-style-name=""><text:span text:style-name="a102" text:class-names=""><text:date text:fixed="false" style:data-style-name="a103"/></text:span><text:span text:style-name="a104" text:class-names=""/></text:p>
        </draw:text-box>
        <svg:title/>
        <svg:desc/>
      </draw:frame>
      <draw:frame draw:id="id22" presentation:style-name="a109" draw:transform="translate(-1.95833in -0.19965in) rotate(-4.71239) translate(12.85in 4.625in)" draw:name="Footer Placeholder 4" svg:width="3.91667in" svg:height="0.39931in" presentation:class="footer" presentation:placeholder="false">
        <draw:text-box>
          <text:p text:style-name="a108" text:class-names="" text:cond-style-name=""><text:span text:style-name="a107" text:class-names=""/></text:p>
        </draw:text-box>
        <svg:title/>
        <svg:desc/>
      </draw:frame>
      <draw:frame draw:id="id23" presentation:style-name="a113" draw:name="Slide Number Placeholder 5" svg:x="12.35in" svg:y="6.75in" svg:width="1in" svg:height="0.64931in" presentation:class="page-number" presentation:placeholder="false">
        <draw:text-box>
          <text:p text:style-name="a112" text:class-names="" text:cond-style-name=""><text:span text:style-name="a110" text:class-names=""><text:page-number style:num-format="1" text:fixed="false"/></text:span><text:span text:style-name="a111" text:class-names=""/></text:p>
        </draw:text-box>
        <svg:title/>
        <svg:desc/>
      </draw:frame>
      <draw:custom-shape svg:x="0in" svg:y="0in" svg:width="0.5in" svg:height="7.5in" draw:id="id24" draw:style-name="a114"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4-twoObj-Two-Content" style:page-layout-name="pageLayout1" draw:style-name="a115">
      <draw:custom-shape svg:x="12.35in" svg:y="0in" svg:width="1in" svg:height="7.5in" draw:id="id25" draw:layer="Master1-bg" draw:style-name="a116" draw:name="Rectangle 7">
        <svg:title/>
        <svg:desc/>
        <draw:enhanced-geometry xmlns:dr3d="urn:oasis:names:tc:opendocument:xmlns:dr3d:1.0" draw:type="non-primitive" svg:viewBox="0 0 21600 21600" draw:enhanced-path="M 0 0 L 21600 0 21600 21600 0 21600 Z N"/>
      </draw:custom-shape>
      <draw:frame draw:id="id26" presentation:style-name="a120" draw:name="Title 1" svg:x="1.38in" svg:y="0.4in" svg:width="10.6in" svg:height="1.44965in" presentation:class="title" presentation:placeholder="false">
        <draw:text-box>
          <text:p text:style-name="a119" text:class-names="" text:cond-style-name=""><text:span text:style-name="a117" text:class-names="">Click to edit Master title style</text:span><text:span text:style-name="a118" text:class-names=""/></text:p>
        </draw:text-box>
        <svg:title/>
        <svg:desc/>
      </draw:frame>
      <draw:frame draw:id="id27" presentation:style-name="a137" draw:name="Content Placeholder 2" svg:x="1.38in" svg:y="2in" svg:width="4.9in" svg:height="4.75868in" presentation:class="object" presentation:placeholder="false">
        <draw:text-box>
          <text:list text:style-name="a123">
            <text:list-item>
              <text:p text:style-name="a122" text:class-names="" text:cond-style-name=""><text:span text:style-name="a121" text:class-names="">Edit Master text styles</text:span></text:p>
            </text:list-item>
          </text:list>
          <text:list text:style-name="a126">
            <text:list-item>
              <text:list text:style-name="a126">
                <text:list-item>
                  <text:p text:style-name="a125" text:class-names="" text:cond-style-name=""><text:span text:style-name="a124" text:class-names="">Second level</text:span></text:p>
                </text:list-item>
              </text:list>
            </text:list-item>
          </text:list>
          <text:list text:style-name="a129">
            <text:list-item>
              <text:list text:style-name="a129">
                <text:list-item>
                  <text:list text:style-name="a129">
                    <text:list-item>
                      <text:p text:style-name="a128" text:class-names="" text:cond-style-name=""><text:span text:style-name="a127" text:class-names="">Third level</text:span></text:p>
                    </text:list-item>
                  </text:list>
                </text:list-item>
              </text:list>
            </text:list-item>
          </text:list>
          <text:list text:style-name="a132">
            <text:list-item>
              <text:list text:style-name="a132">
                <text:list-item>
                  <text:list text:style-name="a132">
                    <text:list-item>
                      <text:list text:style-name="a132">
                        <text:list-item>
                          <text:p text:style-name="a131" text:class-names="" text:cond-style-name=""><text:span text:style-name="a130" text:class-names="">Fourth level</text:span></text:p>
                        </text:list-item>
                      </text:list>
                    </text:list-item>
                  </text:list>
                </text:list-item>
              </text:list>
            </text:list-item>
          </text:list>
          <text:list text:style-name="a136">
            <text:list-item>
              <text:list text:style-name="a136">
                <text:list-item>
                  <text:list text:style-name="a136">
                    <text:list-item>
                      <text:list text:style-name="a136">
                        <text:list-item>
                          <text:list text:style-name="a136">
                            <text:list-item>
                              <text:p text:style-name="a135" text:class-names="" text:cond-style-name=""><text:span text:style-name="a133" text:class-names="">Fifth level</text:span><text:span text:style-name="a134" text:class-names=""/></text:p>
                            </text:list-item>
                          </text:list>
                        </text:list-item>
                      </text:list>
                    </text:list-item>
                  </text:list>
                </text:list-item>
              </text:list>
            </text:list-item>
          </text:list>
        </draw:text-box>
        <svg:title/>
        <svg:desc/>
      </draw:frame>
      <draw:frame draw:id="id28" presentation:style-name="a154" draw:name="Content Placeholder 3" svg:x="6.7in" svg:y="2in" svg:width="4.9in" svg:height="4.75868in" presentation:class="object" presentation:placeholder="false">
        <draw:text-box>
          <text:list text:style-name="a140">
            <text:list-item>
              <text:p text:style-name="a139" text:class-names="" text:cond-style-name=""><text:span text:style-name="a138" text:class-names="">Edit Master text styles</text:span></text:p>
            </text:list-item>
          </text:list>
          <text:list text:style-name="a143">
            <text:list-item>
              <text:list text:style-name="a143">
                <text:list-item>
                  <text:p text:style-name="a142" text:class-names="" text:cond-style-name=""><text:span text:style-name="a141" text:class-names="">Second level</text:span></text:p>
                </text:list-item>
              </text:list>
            </text:list-item>
          </text:list>
          <text:list text:style-name="a146">
            <text:list-item>
              <text:list text:style-name="a146">
                <text:list-item>
                  <text:list text:style-name="a146">
                    <text:list-item>
                      <text:p text:style-name="a145" text:class-names="" text:cond-style-name=""><text:span text:style-name="a144" text:class-names="">Third level</text:span></text:p>
                    </text:list-item>
                  </text:list>
                </text:list-item>
              </text:list>
            </text:list-item>
          </text:list>
          <text:list text:style-name="a149">
            <text:list-item>
              <text:list text:style-name="a149">
                <text:list-item>
                  <text:list text:style-name="a149">
                    <text:list-item>
                      <text:list text:style-name="a149">
                        <text:list-item>
                          <text:p text:style-name="a148" text:class-names="" text:cond-style-name=""><text:span text:style-name="a147" text:class-names="">Fourth level</text:span></text:p>
                        </text:list-item>
                      </text:list>
                    </text:list-item>
                  </text:list>
                </text:list-item>
              </text:list>
            </text:list-item>
          </text:list>
          <text:list text:style-name="a153">
            <text:list-item>
              <text:list text:style-name="a153">
                <text:list-item>
                  <text:list text:style-name="a153">
                    <text:list-item>
                      <text:list text:style-name="a153">
                        <text:list-item>
                          <text:list text:style-name="a153">
                            <text:list-item>
                              <text:p text:style-name="a152" text:class-names="" text:cond-style-name=""><text:span text:style-name="a150" text:class-names="">Fifth level</text:span><text:span text:style-name="a151" text:class-names=""/></text:p>
                            </text:list-item>
                          </text:list>
                        </text:list-item>
                      </text:list>
                    </text:list-item>
                  </text:list>
                </text:list-item>
              </text:list>
            </text:list-item>
          </text:list>
        </draw:text-box>
        <svg:title/>
        <svg:desc/>
      </draw:frame>
      <draw:frame draw:id="id29" presentation:style-name="a159" draw:transform="translate(-1.04167in -0.19965in) rotate(-4.71239) translate(12.85in 1.29167in)" draw:name="Date Placeholder 4" svg:width="2.08333in" svg:height="0.39931in" presentation:class="date-time" presentation:placeholder="false">
        <draw:text-box>
          <text:p text:style-name="a158" text:class-names="" text:cond-style-name=""><text:span text:style-name="a155" text:class-names=""><text:date text:fixed="false" style:data-style-name="a156"/></text:span><text:span text:style-name="a157" text:class-names=""/></text:p>
        </draw:text-box>
        <svg:title/>
        <svg:desc/>
      </draw:frame>
      <draw:frame draw:id="id30" presentation:style-name="a162" draw:transform="translate(-1.95833in -0.19965in) rotate(-4.71239) translate(12.85in 4.625in)" draw:name="Footer Placeholder 5" svg:width="3.91667in" svg:height="0.39931in" presentation:class="footer" presentation:placeholder="false">
        <draw:text-box>
          <text:p text:style-name="a161" text:class-names="" text:cond-style-name=""><text:span text:style-name="a160" text:class-names=""/></text:p>
        </draw:text-box>
        <svg:title/>
        <svg:desc/>
      </draw:frame>
      <draw:frame draw:id="id31" presentation:style-name="a166" draw:name="Slide Number Placeholder 6" svg:x="12.35in" svg:y="6.75in" svg:width="1in" svg:height="0.64931in" presentation:class="page-number" presentation:placeholder="false">
        <draw:text-box>
          <text:p text:style-name="a165" text:class-names="" text:cond-style-name=""><text:span text:style-name="a163" text:class-names=""><text:page-number style:num-format="1" text:fixed="false"/></text:span><text:span text:style-name="a164" text:class-names=""/></text:p>
        </draw:text-box>
        <svg:title/>
        <svg:desc/>
      </draw:frame>
    </style:master-page>
    <style:master-page style:name="Master1-Layout5-twoTxTwoObj-Comparison" style:page-layout-name="pageLayout1" draw:style-name="a167">
      <draw:custom-shape svg:x="12.35in" svg:y="0in" svg:width="1in" svg:height="7.5in" draw:id="id32" draw:layer="Master1-bg" draw:style-name="a168" draw:name="Rectangle 10">
        <svg:title/>
        <svg:desc/>
        <draw:enhanced-geometry xmlns:dr3d="urn:oasis:names:tc:opendocument:xmlns:dr3d:1.0" draw:type="non-primitive" svg:viewBox="0 0 21600 21600" draw:enhanced-path="M 0 0 L 21600 0 21600 21600 0 21600 Z N"/>
      </draw:custom-shape>
      <draw:frame draw:id="id33" presentation:style-name="a172" draw:name="Title 9" svg:x="1.38in" svg:y="0.4in" svg:width="10.6in" svg:height="1.44965in" presentation:class="title" presentation:placeholder="false">
        <draw:text-box>
          <text:p text:style-name="a171" text:class-names="" text:cond-style-name=""><text:span text:style-name="a169" text:class-names="">Click to edit Master title style</text:span><text:span text:style-name="a170" text:class-names=""/></text:p>
        </draw:text-box>
        <svg:title/>
        <svg:desc/>
      </draw:frame>
      <draw:frame draw:id="id34" presentation:style-name="a176" draw:name="Text Placeholder 2" svg:x="1.38in" svg:y="1.87408in" svg:width="4.9in" svg:height="0.8in" presentation:class="outline" presentation:placeholder="false">
        <draw:text-box>
          <text:list text:style-name="a175">
            <text:list-item>
              <text:p text:style-name="a174" text:class-names="" text:cond-style-name=""><text:span text:style-name="a173" text:class-names="">Edit Master text styles</text:span></text:p>
            </text:list-item>
          </text:list>
        </draw:text-box>
        <svg:title/>
        <svg:desc/>
      </draw:frame>
      <draw:frame draw:id="id35" presentation:style-name="a193" draw:name="Content Placeholder 3" svg:x="1.38in" svg:y="2.74229in" svg:width="4.9in" svg:height="4.00771in" presentation:class="object" presentation:placeholder="false">
        <draw:text-box>
          <text:list text:style-name="a179">
            <text:list-item>
              <text:p text:style-name="a178" text:class-names="" text:cond-style-name=""><text:span text:style-name="a177" text:class-names="">Edit Master text styles</text:span></text:p>
            </text:list-item>
          </text:list>
          <text:list text:style-name="a182">
            <text:list-item>
              <text:list text:style-name="a182">
                <text:list-item>
                  <text:p text:style-name="a181" text:class-names="" text:cond-style-name=""><text:span text:style-name="a180" text:class-names="">Second level</text:span></text:p>
                </text:list-item>
              </text:list>
            </text:list-item>
          </text:list>
          <text:list text:style-name="a185">
            <text:list-item>
              <text:list text:style-name="a185">
                <text:list-item>
                  <text:list text:style-name="a185">
                    <text:list-item>
                      <text:p text:style-name="a184" text:class-names="" text:cond-style-name=""><text:span text:style-name="a183" text:class-names="">Third level</text:span></text:p>
                    </text:list-item>
                  </text:list>
                </text:list-item>
              </text:list>
            </text:list-item>
          </text:list>
          <text:list text:style-name="a188">
            <text:list-item>
              <text:list text:style-name="a188">
                <text:list-item>
                  <text:list text:style-name="a188">
                    <text:list-item>
                      <text:list text:style-name="a188">
                        <text:list-item>
                          <text:p text:style-name="a187" text:class-names="" text:cond-style-name=""><text:span text:style-name="a186" text:class-names="">Fourth level</text:span></text:p>
                        </text:list-item>
                      </text:list>
                    </text:list-item>
                  </text:list>
                </text:list-item>
              </text:list>
            </text:list-item>
          </text:list>
          <text:list text:style-name="a192">
            <text:list-item>
              <text:list text:style-name="a192">
                <text:list-item>
                  <text:list text:style-name="a192">
                    <text:list-item>
                      <text:list text:style-name="a192">
                        <text:list-item>
                          <text:list text:style-name="a192">
                            <text:list-item>
                              <text:p text:style-name="a191" text:class-names="" text:cond-style-name=""><text:span text:style-name="a189" text:class-names="">Fifth level</text:span><text:span text:style-name="a190" text:class-names=""/></text:p>
                            </text:list-item>
                          </text:list>
                        </text:list-item>
                      </text:list>
                    </text:list-item>
                  </text:list>
                </text:list-item>
              </text:list>
            </text:list-item>
          </text:list>
        </draw:text-box>
        <svg:title/>
        <svg:desc/>
      </draw:frame>
      <draw:frame draw:id="id36" presentation:style-name="a197" draw:name="Text Placeholder 4" svg:x="6.7in" svg:y="1.87408in" svg:width="4.9in" svg:height="0.8in" presentation:class="outline" presentation:placeholder="false">
        <draw:text-box>
          <text:list text:style-name="a196">
            <text:list-item>
              <text:p text:style-name="a195" text:class-names="" text:cond-style-name=""><text:span text:style-name="a194" text:class-names="">Edit Master text styles</text:span></text:p>
            </text:list-item>
          </text:list>
        </draw:text-box>
        <svg:title/>
        <svg:desc/>
      </draw:frame>
      <draw:frame draw:id="id37" presentation:style-name="a214" draw:name="Content Placeholder 5" svg:x="6.7in" svg:y="2.74229in" svg:width="4.9in" svg:height="4.00771in" presentation:class="object" presentation:placeholder="false">
        <draw:text-box>
          <text:list text:style-name="a200">
            <text:list-item>
              <text:p text:style-name="a199" text:class-names="" text:cond-style-name=""><text:span text:style-name="a198" text:class-names="">Edit Master text styles</text:span></text:p>
            </text:list-item>
          </text:list>
          <text:list text:style-name="a203">
            <text:list-item>
              <text:list text:style-name="a203">
                <text:list-item>
                  <text:p text:style-name="a202" text:class-names="" text:cond-style-name=""><text:span text:style-name="a201" text:class-names="">Second level</text:span></text:p>
                </text:list-item>
              </text:list>
            </text:list-item>
          </text:list>
          <text:list text:style-name="a206">
            <text:list-item>
              <text:list text:style-name="a206">
                <text:list-item>
                  <text:list text:style-name="a206">
                    <text:list-item>
                      <text:p text:style-name="a205" text:class-names="" text:cond-style-name=""><text:span text:style-name="a204" text:class-names="">Third level</text:span></text:p>
                    </text:list-item>
                  </text:list>
                </text:list-item>
              </text:list>
            </text:list-item>
          </text:list>
          <text:list text:style-name="a209">
            <text:list-item>
              <text:list text:style-name="a209">
                <text:list-item>
                  <text:list text:style-name="a209">
                    <text:list-item>
                      <text:list text:style-name="a209">
                        <text:list-item>
                          <text:p text:style-name="a208" text:class-names="" text:cond-style-name=""><text:span text:style-name="a207" text:class-names="">Fourth level</text:span></text:p>
                        </text:list-item>
                      </text:list>
                    </text:list-item>
                  </text:list>
                </text:list-item>
              </text:list>
            </text:list-item>
          </text:list>
          <text:list text:style-name="a213">
            <text:list-item>
              <text:list text:style-name="a213">
                <text:list-item>
                  <text:list text:style-name="a213">
                    <text:list-item>
                      <text:list text:style-name="a213">
                        <text:list-item>
                          <text:list text:style-name="a213">
                            <text:list-item>
                              <text:p text:style-name="a212" text:class-names="" text:cond-style-name=""><text:span text:style-name="a210" text:class-names="">Fifth level</text:span><text:span text:style-name="a211" text:class-names=""/></text:p>
                            </text:list-item>
                          </text:list>
                        </text:list-item>
                      </text:list>
                    </text:list-item>
                  </text:list>
                </text:list-item>
              </text:list>
            </text:list-item>
          </text:list>
        </draw:text-box>
        <svg:title/>
        <svg:desc/>
      </draw:frame>
      <draw:frame draw:id="id38" presentation:style-name="a219" draw:transform="translate(-1.04167in -0.19965in) rotate(-4.71239) translate(12.85in 1.29167in)" draw:name="Date Placeholder 6" svg:width="2.08333in" svg:height="0.39931in" presentation:class="date-time" presentation:placeholder="false">
        <draw:text-box>
          <text:p text:style-name="a218" text:class-names="" text:cond-style-name=""><text:span text:style-name="a215" text:class-names=""><text:date text:fixed="false" style:data-style-name="a216"/></text:span><text:span text:style-name="a217" text:class-names=""/></text:p>
        </draw:text-box>
        <svg:title/>
        <svg:desc/>
      </draw:frame>
      <draw:frame draw:id="id39" presentation:style-name="a222" draw:transform="translate(-1.95833in -0.19965in) rotate(-4.71239) translate(12.85in 4.625in)" draw:name="Footer Placeholder 7" svg:width="3.91667in" svg:height="0.39931in" presentation:class="footer" presentation:placeholder="false">
        <draw:text-box>
          <text:p text:style-name="a221" text:class-names="" text:cond-style-name=""><text:span text:style-name="a220" text:class-names=""/></text:p>
        </draw:text-box>
        <svg:title/>
        <svg:desc/>
      </draw:frame>
      <draw:frame draw:id="id40" presentation:style-name="a226" draw:name="Slide Number Placeholder 8" svg:x="12.35in" svg:y="6.75in" svg:width="1in" svg:height="0.64931in" presentation:class="page-number" presentation:placeholder="false">
        <draw:text-box>
          <text:p text:style-name="a225" text:class-names="" text:cond-style-name=""><text:span text:style-name="a223" text:class-names=""><text:page-number style:num-format="1" text:fixed="false"/></text:span><text:span text:style-name="a224" text:class-names=""/></text:p>
        </draw:text-box>
        <svg:title/>
        <svg:desc/>
      </draw:frame>
    </style:master-page>
    <style:master-page style:name="Master1-Layout6-titleOnly-Title-Only" style:page-layout-name="pageLayout1" draw:style-name="a227">
      <draw:custom-shape svg:x="12.35in" svg:y="0in" svg:width="1in" svg:height="7.5in" draw:id="id41" draw:layer="Master1-bg" draw:style-name="a228" draw:name="Rectangle 6">
        <svg:title/>
        <svg:desc/>
        <draw:enhanced-geometry xmlns:dr3d="urn:oasis:names:tc:opendocument:xmlns:dr3d:1.0" draw:type="non-primitive" svg:viewBox="0 0 21600 21600" draw:enhanced-path="M 0 0 L 21600 0 21600 21600 0 21600 Z N"/>
      </draw:custom-shape>
      <draw:frame draw:id="id42" presentation:style-name="a232" draw:name="Title 5" svg:x="1.38in" svg:y="0.4in" svg:width="10.6in" svg:height="1.44965in" presentation:class="title" presentation:placeholder="false">
        <draw:text-box>
          <text:p text:style-name="a231" text:class-names="" text:cond-style-name=""><text:span text:style-name="a229" text:class-names="">Click to edit Master title style</text:span><text:span text:style-name="a230" text:class-names=""/></text:p>
        </draw:text-box>
        <svg:title/>
        <svg:desc/>
      </draw:frame>
      <draw:frame draw:id="id43" presentation:style-name="a237" draw:transform="translate(-1.04167in -0.19965in) rotate(-4.71239) translate(12.85in 1.29167in)" draw:name="Date Placeholder 2" svg:width="2.08333in" svg:height="0.39931in" presentation:class="date-time" presentation:placeholder="false">
        <draw:text-box>
          <text:p text:style-name="a236" text:class-names="" text:cond-style-name=""><text:span text:style-name="a233" text:class-names=""><text:date text:fixed="false" style:data-style-name="a234"/></text:span><text:span text:style-name="a235" text:class-names=""/></text:p>
        </draw:text-box>
        <svg:title/>
        <svg:desc/>
      </draw:frame>
      <draw:frame draw:id="id44" presentation:style-name="a240" draw:transform="translate(-1.95833in -0.19965in) rotate(-4.71239) translate(12.85in 4.625in)" draw:name="Footer Placeholder 3" svg:width="3.91667in" svg:height="0.39931in" presentation:class="footer" presentation:placeholder="false">
        <draw:text-box>
          <text:p text:style-name="a239" text:class-names="" text:cond-style-name=""><text:span text:style-name="a238" text:class-names=""/></text:p>
        </draw:text-box>
        <svg:title/>
        <svg:desc/>
      </draw:frame>
      <draw:frame draw:id="id45" presentation:style-name="a244" draw:name="Slide Number Placeholder 4" svg:x="12.35in" svg:y="6.75in" svg:width="1in" svg:height="0.64931in" presentation:class="page-number" presentation:placeholder="false">
        <draw:text-box>
          <text:p text:style-name="a243" text:class-names="" text:cond-style-name=""><text:span text:style-name="a241" text:class-names=""><text:page-number style:num-format="1" text:fixed="false"/></text:span><text:span text:style-name="a242" text:class-names=""/></text:p>
        </draw:text-box>
        <svg:title/>
        <svg:desc/>
      </draw:frame>
    </style:master-page>
    <style:master-page style:name="Master1-Layout7-blank-Blank" style:page-layout-name="pageLayout1" draw:style-name="a245">
      <draw:custom-shape svg:x="12.35in" svg:y="0in" svg:width="1in" svg:height="7.5in" draw:id="id46" draw:layer="Master1-bg" draw:style-name="a246" draw:name="Rectangle 4">
        <svg:title/>
        <svg:desc/>
        <draw:enhanced-geometry xmlns:dr3d="urn:oasis:names:tc:opendocument:xmlns:dr3d:1.0" draw:type="non-primitive" svg:viewBox="0 0 21600 21600" draw:enhanced-path="M 0 0 L 21600 0 21600 21600 0 21600 Z N"/>
      </draw:custom-shape>
      <draw:frame draw:id="id47" presentation:style-name="a251" draw:transform="translate(-1.04167in -0.19965in) rotate(-4.71239) translate(12.85in 1.29167in)" draw:name="Date Placeholder 1" svg:width="2.08333in" svg:height="0.39931in" presentation:class="date-time" presentation:placeholder="false">
        <draw:text-box>
          <text:p text:style-name="a250" text:class-names="" text:cond-style-name=""><text:span text:style-name="a247" text:class-names=""><text:date text:fixed="false" style:data-style-name="a248"/></text:span><text:span text:style-name="a249" text:class-names=""/></text:p>
        </draw:text-box>
        <svg:title/>
        <svg:desc/>
      </draw:frame>
      <draw:frame draw:id="id48" presentation:style-name="a254" draw:transform="translate(-1.95833in -0.19965in) rotate(-4.71239) translate(12.85in 4.625in)" draw:name="Footer Placeholder 2" svg:width="3.91667in" svg:height="0.39931in" presentation:class="footer" presentation:placeholder="false">
        <draw:text-box>
          <text:p text:style-name="a253" text:class-names="" text:cond-style-name=""><text:span text:style-name="a252" text:class-names=""/></text:p>
        </draw:text-box>
        <svg:title/>
        <svg:desc/>
      </draw:frame>
      <draw:frame draw:id="id49" presentation:style-name="a258" draw:name="Slide Number Placeholder 3" svg:x="12.35in" svg:y="6.75in" svg:width="1in" svg:height="0.64931in" presentation:class="page-number" presentation:placeholder="false">
        <draw:text-box>
          <text:p text:style-name="a257" text:class-names="" text:cond-style-name=""><text:span text:style-name="a255" text:class-names=""><text:page-number style:num-format="1" text:fixed="false"/></text:span><text:span text:style-name="a256" text:class-names=""/></text:p>
        </draw:text-box>
        <svg:title/>
        <svg:desc/>
      </draw:frame>
    </style:master-page>
    <style:master-page style:name="Master1-Layout8-objTx-Content-with-Caption" style:page-layout-name="pageLayout1" draw:style-name="a259">
      <draw:custom-shape svg:x="12.35in" svg:y="0in" svg:width="1in" svg:height="7.5in" draw:id="id50" draw:layer="Master1-bg" draw:style-name="a260" draw:name="Rectangle 7">
        <svg:title/>
        <svg:desc/>
        <draw:enhanced-geometry xmlns:dr3d="urn:oasis:names:tc:opendocument:xmlns:dr3d:1.0" draw:type="non-primitive" svg:viewBox="0 0 21600 21600" draw:enhanced-path="M 0 0 L 21600 0 21600 21600 0 21600 Z N"/>
      </draw:custom-shape>
      <draw:frame draw:id="id51" presentation:style-name="a264" draw:name="Title 1" svg:x="0.92in" svg:y="0.5in" svg:width="3.5in" svg:height="1.75in" presentation:class="title" presentation:placeholder="false">
        <draw:text-box>
          <text:p text:style-name="a263" text:class-names="" text:cond-style-name=""><text:span text:style-name="a261" text:class-names="">Click to edit Master title style</text:span><text:span text:style-name="a262" text:class-names=""/></text:p>
        </draw:text-box>
        <svg:title/>
        <svg:desc/>
      </draw:frame>
      <draw:frame draw:id="id52" presentation:style-name="a281" draw:name="Content Placeholder 2" svg:x="4.92593in" svg:y="0.75in" svg:width="6.64815in" svg:height="6in" presentation:class="object" presentation:placeholder="false">
        <draw:text-box>
          <text:list text:style-name="a267">
            <text:list-item>
              <text:p text:style-name="a266" text:class-names="" text:cond-style-name=""><text:span text:style-name="a265" text:class-names="">Edit Master text styles</text:span></text:p>
            </text:list-item>
          </text:list>
          <text:list text:style-name="a270">
            <text:list-item>
              <text:list text:style-name="a270">
                <text:list-item>
                  <text:p text:style-name="a269" text:class-names="" text:cond-style-name=""><text:span text:style-name="a268" text:class-names="">Second level</text:span></text:p>
                </text:list-item>
              </text:list>
            </text:list-item>
          </text:list>
          <text:list text:style-name="a273">
            <text:list-item>
              <text:list text:style-name="a273">
                <text:list-item>
                  <text:list text:style-name="a273">
                    <text:list-item>
                      <text:p text:style-name="a272" text:class-names="" text:cond-style-name=""><text:span text:style-name="a271" text:class-names="">Third level</text:span></text:p>
                    </text:list-item>
                  </text:list>
                </text:list-item>
              </text:list>
            </text:list-item>
          </text:list>
          <text:list text:style-name="a276">
            <text:list-item>
              <text:list text:style-name="a276">
                <text:list-item>
                  <text:list text:style-name="a276">
                    <text:list-item>
                      <text:list text:style-name="a276">
                        <text:list-item>
                          <text:p text:style-name="a275" text:class-names="" text:cond-style-name=""><text:span text:style-name="a274" text:class-names="">Fourth level</text:span></text:p>
                        </text:list-item>
                      </text:list>
                    </text:list-item>
                  </text:list>
                </text:list-item>
              </text:list>
            </text:list-item>
          </text:list>
          <text:list text:style-name="a280">
            <text:list-item>
              <text:list text:style-name="a280">
                <text:list-item>
                  <text:list text:style-name="a280">
                    <text:list-item>
                      <text:list text:style-name="a280">
                        <text:list-item>
                          <text:list text:style-name="a280">
                            <text:list-item>
                              <text:p text:style-name="a279" text:class-names="" text:cond-style-name=""><text:span text:style-name="a277" text:class-names="">Fifth level</text:span><text:span text:style-name="a278" text:class-names=""/></text:p>
                            </text:list-item>
                          </text:list>
                        </text:list-item>
                      </text:list>
                    </text:list-item>
                  </text:list>
                </text:list-item>
              </text:list>
            </text:list-item>
          </text:list>
        </draw:text-box>
        <svg:title/>
        <svg:desc/>
      </draw:frame>
      <draw:frame draw:id="id53" presentation:style-name="a285" draw:name="Text Placeholder 3" svg:x="0.92in" svg:y="2.2963in" svg:width="3.5in" svg:height="4.16667in" presentation:class="outline" presentation:placeholder="false">
        <draw:text-box>
          <text:list text:style-name="a284">
            <text:list-item>
              <text:p text:style-name="a283" text:class-names="" text:cond-style-name=""><text:span text:style-name="a282" text:class-names="">Edit Master text styles</text:span></text:p>
            </text:list-item>
          </text:list>
        </draw:text-box>
        <svg:title/>
        <svg:desc/>
      </draw:frame>
      <draw:frame draw:id="id54" presentation:style-name="a290" draw:transform="translate(-1.04167in -0.19965in) rotate(-4.71239) translate(12.85in 1.29167in)" draw:name="Date Placeholder 4" svg:width="2.08333in" svg:height="0.39931in" presentation:class="date-time" presentation:placeholder="false">
        <draw:text-box>
          <text:p text:style-name="a289" text:class-names="" text:cond-style-name=""><text:span text:style-name="a286" text:class-names=""><text:date text:fixed="false" style:data-style-name="a287"/></text:span><text:span text:style-name="a288" text:class-names=""/></text:p>
        </draw:text-box>
        <svg:title/>
        <svg:desc/>
      </draw:frame>
      <draw:frame draw:id="id55" presentation:style-name="a293" draw:transform="translate(-1.95833in -0.19965in) rotate(-4.71239) translate(12.85in 4.625in)" draw:name="Footer Placeholder 5" svg:width="3.91667in" svg:height="0.39931in" presentation:class="footer" presentation:placeholder="false">
        <draw:text-box>
          <text:p text:style-name="a292" text:class-names="" text:cond-style-name=""><text:span text:style-name="a291" text:class-names=""/></text:p>
        </draw:text-box>
        <svg:title/>
        <svg:desc/>
      </draw:frame>
      <draw:frame draw:id="id56" presentation:style-name="a297" draw:name="Slide Number Placeholder 6" svg:x="12.35in" svg:y="6.75in" svg:width="1in" svg:height="0.64931in" presentation:class="page-number" presentation:placeholder="false">
        <draw:text-box>
          <text:p text:style-name="a296" text:class-names="" text:cond-style-name=""><text:span text:style-name="a294" text:class-names=""><text:page-number style:num-format="1" text:fixed="false"/></text:span><text:span text:style-name="a295" text:class-names=""/></text:p>
        </draw:text-box>
        <svg:title/>
        <svg:desc/>
      </draw:frame>
    </style:master-page>
    <style:master-page style:name="Master1-Layout9-picTx-Picture-with-Caption" style:page-layout-name="pageLayout1" draw:style-name="a298">
      <draw:custom-shape svg:x="12.35in" svg:y="0in" svg:width="1in" svg:height="7.5in" draw:id="id57" draw:layer="Master1-bg" draw:style-name="a299" draw:name="Rectangle 8">
        <svg:title/>
        <svg:desc/>
        <draw:enhanced-geometry xmlns:dr3d="urn:oasis:names:tc:opendocument:xmlns:dr3d:1.0" draw:type="non-primitive" svg:viewBox="0 0 21600 21600" draw:enhanced-path="M 0 0 L 21600 0 21600 21600 0 21600 Z N"/>
      </draw:custom-shape>
      <draw:custom-shape svg:x="0in" svg:y="5.58333in" svg:width="12.35in" svg:height="1.91667in" draw:id="id58" draw:style-name="a300" draw:name="Rectangle 7">
        <svg:title/>
        <svg:desc/>
        <draw:enhanced-geometry xmlns:dr3d="urn:oasis:names:tc:opendocument:xmlns:dr3d:1.0" draw:type="non-primitive" svg:viewBox="0 0 21600 21600" draw:enhanced-path="M 0 0 L 21600 0 21600 21600 0 21600 Z N"/>
      </draw:custom-shape>
      <draw:frame draw:id="id59" presentation:style-name="a304" draw:name="Title 1" svg:x="1in" svg:y="5.75in" svg:width="10.91667in" svg:height="1in" presentation:class="title" presentation:placeholder="false">
        <draw:text-box>
          <text:p text:style-name="a303" text:class-names="" text:cond-style-name=""><text:span text:style-name="a301" text:class-names="">Click to edit Master title style</text:span><text:span text:style-name="a302" text:class-names=""/></text:p>
        </draw:text-box>
        <svg:title/>
        <svg:desc/>
      </draw:frame>
      <draw:frame draw:id="id60" presentation:style-name="a308" draw:name="Picture Placeholder 2" svg:x="0in" svg:y="0in" svg:width="12.35in" svg:height="5.60906in" presentation:class="graphic" presentation:placeholder="false">
        <draw:text-box>
          <text:p text:style-name="a307" text:class-names="" text:cond-style-name=""><text:span text:style-name="a305" text:class-names="">Click icon to add picture</text:span><text:span text:style-name="a306" text:class-names=""/></text:p>
        </draw:text-box>
        <svg:title/>
        <svg:desc/>
      </draw:frame>
      <draw:frame draw:id="id61" presentation:style-name="a312" draw:name="Text Placeholder 3" svg:x="1in" svg:y="6.68043in" svg:width="10.91667in" svg:height="0.6529in" presentation:class="outline" presentation:placeholder="false">
        <draw:text-box>
          <text:list text:style-name="a311">
            <text:list-item>
              <text:p text:style-name="a310" text:class-names="" text:cond-style-name=""><text:span text:style-name="a309" text:class-names="">Edit Master text styles</text:span></text:p>
            </text:list-item>
          </text:list>
        </draw:text-box>
        <svg:title/>
        <svg:desc/>
      </draw:frame>
      <draw:frame draw:id="id62" presentation:style-name="a317" draw:transform="translate(-1.04167in -0.19965in) rotate(-4.71239) translate(12.85in 1.29167in)" draw:name="Date Placeholder 4" svg:width="2.08333in" svg:height="0.39931in" presentation:class="date-time" presentation:placeholder="false">
        <draw:text-box>
          <text:p text:style-name="a316" text:class-names="" text:cond-style-name=""><text:span text:style-name="a313" text:class-names=""><text:date text:fixed="false" style:data-style-name="a314"/></text:span><text:span text:style-name="a315" text:class-names=""/></text:p>
        </draw:text-box>
        <svg:title/>
        <svg:desc/>
      </draw:frame>
      <draw:frame draw:id="id63" presentation:style-name="a320" draw:transform="translate(-1.95833in -0.19965in) rotate(-4.71239) translate(12.85in 4.625in)" draw:name="Footer Placeholder 5" svg:width="3.91667in" svg:height="0.39931in" presentation:class="footer" presentation:placeholder="false">
        <draw:text-box>
          <text:p text:style-name="a319" text:class-names="" text:cond-style-name=""><text:span text:style-name="a318" text:class-names=""/></text:p>
        </draw:text-box>
        <svg:title/>
        <svg:desc/>
      </draw:frame>
      <draw:frame draw:id="id64" presentation:style-name="a324" draw:name="Slide Number Placeholder 6" svg:x="12.35in" svg:y="6.75in" svg:width="1in" svg:height="0.64931in" presentation:class="page-number" presentation:placeholder="false">
        <draw:text-box>
          <text:p text:style-name="a323" text:class-names="" text:cond-style-name=""><text:span text:style-name="a321" text:class-names=""><text:page-number style:num-format="1" text:fixed="false"/></text:span><text:span text:style-name="a322" text:class-names=""/></text:p>
        </draw:text-box>
        <svg:title/>
        <svg:desc/>
      </draw:frame>
    </style:master-page>
    <style:master-page style:name="Master1-Layout10-vertTx-Title-and-Vertical-Text" style:page-layout-name="pageLayout1" draw:style-name="a325">
      <draw:custom-shape svg:x="12.35in" svg:y="0in" svg:width="1in" svg:height="7.5in" draw:id="id65" draw:layer="Master1-bg" draw:style-name="a326" draw:name="Rectangle 6">
        <svg:title/>
        <svg:desc/>
        <draw:enhanced-geometry xmlns:dr3d="urn:oasis:names:tc:opendocument:xmlns:dr3d:1.0" draw:type="non-primitive" svg:viewBox="0 0 21600 21600" draw:enhanced-path="M 0 0 L 21600 0 21600 21600 0 21600 Z N"/>
      </draw:custom-shape>
      <draw:frame draw:id="id66" presentation:style-name="a330" draw:name="Title 1" svg:x="1.38in" svg:y="0.4in" svg:width="10.6in" svg:height="1.44965in" presentation:class="title" presentation:placeholder="false">
        <draw:text-box>
          <text:p text:style-name="a329" text:class-names="" text:cond-style-name=""><text:span text:style-name="a327" text:class-names="">Click to edit Master title style</text:span><text:span text:style-name="a328" text:class-names=""/></text:p>
        </draw:text-box>
        <svg:title/>
        <svg:desc/>
      </draw:frame>
      <draw:frame draw:id="id67" presentation:style-name="a347" draw:name="Vertical Text Placeholder 2" svg:x="1.38in" svg:y="2in" svg:width="9.4in" svg:height="4.75868in" presentation:class="outline" presentation:placeholder="false">
        <draw:text-box>
          <text:list text:style-name="a333">
            <text:list-item>
              <text:p text:style-name="a332" text:class-names="" text:cond-style-name=""><text:span text:style-name="a331" text:class-names="">Edit Master text styles</text:span></text:p>
            </text:list-item>
          </text:list>
          <text:list text:style-name="a336">
            <text:list-item>
              <text:list text:style-name="a336">
                <text:list-item>
                  <text:p text:style-name="a335" text:class-names="" text:cond-style-name=""><text:span text:style-name="a334" text:class-names="">Second level</text:span></text:p>
                </text:list-item>
              </text:list>
            </text:list-item>
          </text:list>
          <text:list text:style-name="a339">
            <text:list-item>
              <text:list text:style-name="a339">
                <text:list-item>
                  <text:list text:style-name="a339">
                    <text:list-item>
                      <text:p text:style-name="a338" text:class-names="" text:cond-style-name=""><text:span text:style-name="a337" text:class-names="">Third level</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Fourth level</text:span></text:p>
                        </text:list-item>
                      </text:list>
                    </text:list-item>
                  </text:list>
                </text:list-item>
              </text:list>
            </text:list-item>
          </text:list>
          <text:list text:style-name="a346">
            <text:list-item>
              <text:list text:style-name="a346">
                <text:list-item>
                  <text:list text:style-name="a346">
                    <text:list-item>
                      <text:list text:style-name="a346">
                        <text:list-item>
                          <text:list text:style-name="a346">
                            <text:list-item>
                              <text:p text:style-name="a345" text:class-names="" text:cond-style-name=""><text:span text:style-name="a343" text:class-names="">Fifth level</text:span><text:span text:style-name="a344" text:class-names=""/></text:p>
                            </text:list-item>
                          </text:list>
                        </text:list-item>
                      </text:list>
                    </text:list-item>
                  </text:list>
                </text:list-item>
              </text:list>
            </text:list-item>
          </text:list>
        </draw:text-box>
        <svg:title/>
        <svg:desc/>
      </draw:frame>
      <draw:frame draw:id="id68" presentation:style-name="a352" draw:transform="translate(-1.04167in -0.19965in) rotate(-4.71239) translate(12.85in 1.29167in)" draw:name="Date Placeholder 3" svg:width="2.08333in" svg:height="0.39931in" presentation:class="date-time" presentation:placeholder="false">
        <draw:text-box>
          <text:p text:style-name="a351" text:class-names="" text:cond-style-name=""><text:span text:style-name="a348" text:class-names=""><text:date text:fixed="false" style:data-style-name="a349"/></text:span><text:span text:style-name="a350" text:class-names=""/></text:p>
        </draw:text-box>
        <svg:title/>
        <svg:desc/>
      </draw:frame>
      <draw:frame draw:id="id69" presentation:style-name="a355" draw:transform="translate(-1.95833in -0.19965in) rotate(-4.71239) translate(12.85in 4.625in)" draw:name="Footer Placeholder 4" svg:width="3.91667in" svg:height="0.39931in" presentation:class="footer" presentation:placeholder="false">
        <draw:text-box>
          <text:p text:style-name="a354" text:class-names="" text:cond-style-name=""><text:span text:style-name="a353" text:class-names=""/></text:p>
        </draw:text-box>
        <svg:title/>
        <svg:desc/>
      </draw:frame>
      <draw:frame draw:id="id70" presentation:style-name="a359" draw:name="Slide Number Placeholder 5" svg:x="12.35in" svg:y="6.75in" svg:width="1in" svg:height="0.64931in" presentation:class="page-number" presentation:placeholder="false">
        <draw:text-box>
          <text:p text:style-name="a358" text:class-names="" text:cond-style-name=""><text:span text:style-name="a356" text:class-names=""><text:page-number style:num-format="1" text:fixed="false"/></text:span><text:span text:style-name="a357" text:class-names=""/></text:p>
        </draw:text-box>
        <svg:title/>
        <svg:desc/>
      </draw:frame>
    </style:master-page>
    <style:master-page style:name="Master1-Layout11-vertTitleAndTx-Vertical-Title-and-Text" style:page-layout-name="pageLayout1" draw:style-name="a360">
      <draw:custom-shape svg:x="12.35in" svg:y="0in" svg:width="1in" svg:height="7.5in" draw:id="id71" draw:layer="Master1-bg" draw:style-name="a361" draw:name="Rectangle 6">
        <svg:title/>
        <svg:desc/>
        <draw:enhanced-geometry xmlns:dr3d="urn:oasis:names:tc:opendocument:xmlns:dr3d:1.0" draw:type="non-primitive" svg:viewBox="0 0 21600 21600" draw:enhanced-path="M 0 0 L 21600 0 21600 21600 0 21600 Z N"/>
      </draw:custom-shape>
      <draw:frame draw:id="id72" presentation:style-name="a365" draw:name="Vertical Title 1" svg:x="9.45833in" svg:y="0.41667in" svg:width="2.70833in" svg:height="6.44965in" presentation:class="title" presentation:placeholder="false">
        <draw:text-box>
          <text:p text:style-name="a364" text:class-names="" text:cond-style-name=""><text:span text:style-name="a362" text:class-names="">Click to edit Master title style</text:span><text:span text:style-name="a363" text:class-names=""/></text:p>
        </draw:text-box>
        <svg:title/>
        <svg:desc/>
      </draw:frame>
      <draw:frame draw:id="id73" presentation:style-name="a382" draw:name="Vertical Text Placeholder 2" svg:x="0.83333in" svg:y="0.41667in" svg:width="8.45833in" svg:height="6.44965in" presentation:class="outline" presentation:placeholder="false">
        <draw:text-box>
          <text:list text:style-name="a368">
            <text:list-item>
              <text:p text:style-name="a367" text:class-names="" text:cond-style-name=""><text:span text:style-name="a366" text:class-names="">Edit Master text styles</text:span></text:p>
            </text:list-item>
          </text:list>
          <text:list text:style-name="a371">
            <text:list-item>
              <text:list text:style-name="a371">
                <text:list-item>
                  <text:p text:style-name="a370" text:class-names="" text:cond-style-name=""><text:span text:style-name="a369" text:class-names="">Second level</text:span></text:p>
                </text:list-item>
              </text:list>
            </text:list-item>
          </text:list>
          <text:list text:style-name="a374">
            <text:list-item>
              <text:list text:style-name="a374">
                <text:list-item>
                  <text:list text:style-name="a374">
                    <text:list-item>
                      <text:p text:style-name="a373" text:class-names="" text:cond-style-name=""><text:span text:style-name="a372" text:class-names="">Third level</text:span></text:p>
                    </text:list-item>
                  </text:list>
                </text:list-item>
              </text:list>
            </text:list-item>
          </text:list>
          <text:list text:style-name="a377">
            <text:list-item>
              <text:list text:style-name="a377">
                <text:list-item>
                  <text:list text:style-name="a377">
                    <text:list-item>
                      <text:list text:style-name="a377">
                        <text:list-item>
                          <text:p text:style-name="a376" text:class-names="" text:cond-style-name=""><text:span text:style-name="a375" text:class-names="">Fourth level</text:span></text:p>
                        </text:list-item>
                      </text:list>
                    </text:list-item>
                  </text:list>
                </text:list-item>
              </text:list>
            </text:list-item>
          </text:list>
          <text:list text:style-name="a381">
            <text:list-item>
              <text:list text:style-name="a381">
                <text:list-item>
                  <text:list text:style-name="a381">
                    <text:list-item>
                      <text:list text:style-name="a381">
                        <text:list-item>
                          <text:list text:style-name="a381">
                            <text:list-item>
                              <text:p text:style-name="a380" text:class-names="" text:cond-style-name=""><text:span text:style-name="a378" text:class-names="">Fifth level</text:span><text:span text:style-name="a379" text:class-names=""/></text:p>
                            </text:list-item>
                          </text:list>
                        </text:list-item>
                      </text:list>
                    </text:list-item>
                  </text:list>
                </text:list-item>
              </text:list>
            </text:list-item>
          </text:list>
        </draw:text-box>
        <svg:title/>
        <svg:desc/>
      </draw:frame>
      <draw:frame draw:id="id74" presentation:style-name="a387" draw:transform="translate(-1.04167in -0.19965in) rotate(-4.71239) translate(12.85in 1.29167in)" draw:name="Date Placeholder 3" svg:width="2.08333in" svg:height="0.39931in" presentation:class="date-time" presentation:placeholder="false">
        <draw:text-box>
          <text:p text:style-name="a386" text:class-names="" text:cond-style-name=""><text:span text:style-name="a383" text:class-names=""><text:date text:fixed="false" style:data-style-name="a384"/></text:span><text:span text:style-name="a385" text:class-names=""/></text:p>
        </draw:text-box>
        <svg:title/>
        <svg:desc/>
      </draw:frame>
      <draw:frame draw:id="id75" presentation:style-name="a390" draw:transform="translate(-1.95833in -0.19965in) rotate(-4.71239) translate(12.85in 4.625in)" draw:name="Footer Placeholder 4" svg:width="3.91667in" svg:height="0.39931in" presentation:class="footer" presentation:placeholder="false">
        <draw:text-box>
          <text:p text:style-name="a389" text:class-names="" text:cond-style-name=""><text:span text:style-name="a388" text:class-names=""/></text:p>
        </draw:text-box>
        <svg:title/>
        <svg:desc/>
      </draw:frame>
      <draw:frame draw:id="id76" presentation:style-name="a394" draw:name="Slide Number Placeholder 5" svg:x="12.35in" svg:y="6.75in" svg:width="1in" svg:height="0.64931in" presentation:class="page-number" presentation:placeholder="false">
        <draw:text-box>
          <text:p text:style-name="a393" text:class-names="" text:cond-style-name=""><text:span text:style-name="a391" text:class-names=""><text:page-number style:num-format="1" text:fixed="false"/></text:span><text:span text:style-name="a392" text:class-names=""/></text:p>
        </draw:text-box>
        <svg:title/>
        <svg:desc/>
      </draw:frame>
    </style:master-page>
    <style:master-page style:name="Master1-Layout12-tx-Title-and-Text" style:page-layout-name="pageLayout1" draw:style-name="a395">
      <draw:custom-shape svg:x="12.35in" svg:y="0in" svg:width="1in" svg:height="7.5in" draw:id="id77" draw:layer="Master1-bg" draw:style-name="a396" draw:name="Rectangle 6">
        <svg:title/>
        <svg:desc/>
        <draw:enhanced-geometry xmlns:dr3d="urn:oasis:names:tc:opendocument:xmlns:dr3d:1.0" draw:type="non-primitive" svg:viewBox="0 0 21600 21600" draw:enhanced-path="M 0 0 L 21600 0 21600 21600 0 21600 Z N"/>
      </draw:custom-shape>
      <draw:frame draw:id="id78" presentation:style-name="a400" draw:name="Title 1" svg:x="1.38in" svg:y="0.4in" svg:width="10.6in" svg:height="1.44965in" presentation:class="title" presentation:placeholder="false">
        <draw:text-box>
          <text:p text:style-name="a399" text:class-names="" text:cond-style-name=""><text:span text:style-name="a397" text:class-names="">Click to edit Master title style</text:span><text:span text:style-name="a398" text:class-names=""/></text:p>
        </draw:text-box>
        <svg:title/>
        <svg:desc/>
      </draw:frame>
      <draw:frame draw:id="id79" presentation:style-name="a417" draw:name="Text Placeholder 2" svg:x="1.38in" svg:y="2in" svg:width="9.4in" svg:height="4.75868in" presentation:class="outline" presentation:placeholder="false">
        <draw:text-box>
          <text:list text:style-name="a403">
            <text:list-item>
              <text:p text:style-name="a402" text:class-names="" text:cond-style-name=""><text:span text:style-name="a401" text:class-names="">Edit Master text styles</text:span></text:p>
            </text:list-item>
          </text:list>
          <text:list text:style-name="a406">
            <text:list-item>
              <text:list text:style-name="a406">
                <text:list-item>
                  <text:p text:style-name="a405" text:class-names="" text:cond-style-name=""><text:span text:style-name="a404" text:class-names="">Second level</text:span></text:p>
                </text:list-item>
              </text:list>
            </text:list-item>
          </text:list>
          <text:list text:style-name="a409">
            <text:list-item>
              <text:list text:style-name="a409">
                <text:list-item>
                  <text:list text:style-name="a409">
                    <text:list-item>
                      <text:p text:style-name="a408" text:class-names="" text:cond-style-name=""><text:span text:style-name="a407" text:class-names="">Third level</text:span></text:p>
                    </text:list-item>
                  </text:list>
                </text:list-item>
              </text:list>
            </text:list-item>
          </text:list>
          <text:list text:style-name="a412">
            <text:list-item>
              <text:list text:style-name="a412">
                <text:list-item>
                  <text:list text:style-name="a412">
                    <text:list-item>
                      <text:list text:style-name="a412">
                        <text:list-item>
                          <text:p text:style-name="a411" text:class-names="" text:cond-style-name=""><text:span text:style-name="a410" text:class-names="">Fourth level</text:span></text:p>
                        </text:list-item>
                      </text:list>
                    </text:list-item>
                  </text:list>
                </text:list-item>
              </text:list>
            </text:list-item>
          </text:list>
          <text:list text:style-name="a416">
            <text:list-item>
              <text:list text:style-name="a416">
                <text:list-item>
                  <text:list text:style-name="a416">
                    <text:list-item>
                      <text:list text:style-name="a416">
                        <text:list-item>
                          <text:list text:style-name="a416">
                            <text:list-item>
                              <text:p text:style-name="a415" text:class-names="" text:cond-style-name=""><text:span text:style-name="a413" text:class-names="">Fifth level</text:span><text:span text:style-name="a414" text:class-names=""/></text:p>
                            </text:list-item>
                          </text:list>
                        </text:list-item>
                      </text:list>
                    </text:list-item>
                  </text:list>
                </text:list-item>
              </text:list>
            </text:list-item>
          </text:list>
        </draw:text-box>
        <svg:title/>
        <svg:desc/>
      </draw:frame>
      <draw:frame draw:id="id80" presentation:style-name="a422" draw:transform="translate(-1.04167in -0.19965in) rotate(-4.71239) translate(12.85in 1.29167in)" draw:name="Date Placeholder 3" svg:width="2.08333in" svg:height="0.39931in" presentation:class="date-time" presentation:placeholder="false">
        <draw:text-box>
          <text:p text:style-name="a421" text:class-names="" text:cond-style-name=""><text:span text:style-name="a418" text:class-names=""><text:date text:fixed="false" style:data-style-name="a419"/></text:span><text:span text:style-name="a420" text:class-names=""/></text:p>
        </draw:text-box>
        <svg:title/>
        <svg:desc/>
      </draw:frame>
      <draw:frame draw:id="id81" presentation:style-name="a425" draw:transform="translate(-1.95833in -0.19965in) rotate(-4.71239) translate(12.85in 4.625in)" draw:name="Footer Placeholder 4" svg:width="3.91667in" svg:height="0.39931in" presentation:class="footer" presentation:placeholder="false">
        <draw:text-box>
          <text:p text:style-name="a424" text:class-names="" text:cond-style-name=""><text:span text:style-name="a423" text:class-names=""/></text:p>
        </draw:text-box>
        <svg:title/>
        <svg:desc/>
      </draw:frame>
      <draw:frame draw:id="id82" presentation:style-name="a429" draw:name="Slide Number Placeholder 5" svg:x="12.35in" svg:y="6.75in" svg:width="1in" svg:height="0.64931in" presentation:class="page-number" presentation:placeholder="false">
        <draw:text-box>
          <text:p text:style-name="a428" text:class-names="" text:cond-style-name=""><text:span text:style-name="a426" text:class-names=""><text:page-number style:num-format="1" text:fixed="false"/></text:span><text:span text:style-name="a42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1 SAMUEL 18-19 </dc:title>
    <meta:initial-creator>David STRICKLAND</meta:initial-creator>
    <dc:creator>David STRICKLAND</dc:creator>
    <meta:creation-date>2020-02-23T23:08:53Z</meta:creation-date>
    <dc:date>2020-02-23T23:08:53Z</dc:date>
    <meta:template xlink:href="BibleStudy" xlink:type="simple"/>
    <meta:editing-cycles>1</meta:editing-cycles>
    <meta:editing-duration>PT0S</meta:editing-duration>
    <meta:document-statistic meta:paragraph-count="42" meta:word-count="801"/>
  </office:meta>
</office:document-meta>
</file>